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onospace1" svg:font-family="Monospace"/>
    <style:font-face style:name="Verdana" svg:font-family="Verdana, sans-serif"/>
    <style:font-face style:name="andale mono" svg:font-family="'andale mono', 'lucida console', monospace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.8201in" table:align="left"/>
    </style:style>
    <style:style style:name="Table1.A" style:family="table-column">
      <style:table-column-properties style:column-width="0.1465in"/>
    </style:style>
    <style:style style:name="Table1.B" style:family="table-column">
      <style:table-column-properties style:column-width="1.673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8764in" table:align="left"/>
    </style:style>
    <style:style style:name="Table2.A" style:family="table-column">
      <style:table-column-properties style:column-width="0.1465in"/>
    </style:style>
    <style:style style:name="Table2.B" style:family="table-column">
      <style:table-column-properties style:column-width="1.729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4292in" table:align="left"/>
    </style:style>
    <style:style style:name="Table3.A" style:family="table-column">
      <style:table-column-properties style:column-width="0.1465in"/>
    </style:style>
    <style:style style:name="Table3.B" style:family="table-column">
      <style:table-column-properties style:column-width="2.282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4292in" table:align="left"/>
    </style:style>
    <style:style style:name="Table4.A" style:family="table-column">
      <style:table-column-properties style:column-width="0.1465in"/>
    </style:style>
    <style:style style:name="Table4.B" style:family="table-column">
      <style:table-column-properties style:column-width="2.282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4292in" table:align="left"/>
    </style:style>
    <style:style style:name="Table5.A" style:family="table-column">
      <style:table-column-properties style:column-width="0.1465in"/>
    </style:style>
    <style:style style:name="Table5.B" style:family="table-column">
      <style:table-column-properties style:column-width="2.2826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bfbb" officeooo:paragraph-rsid="001aea48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aea48" officeooo:paragraph-rsid="001aea48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d64a" officeooo:paragraph-rsid="0018d64a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d64a" officeooo:paragraph-rsid="001cef2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8d64a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ea48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3f08bc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6544db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cef2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18d64a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1cef2d" officeooo:paragraph-rsid="001cef2d" style:font-weight-asian="bold" style:font-weight-complex="bold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1aea48" officeooo:paragraph-rsid="001aea48" style:font-weight-asian="bold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bc738" officeooo:paragraph-rsid="003bc738" style:font-weight-asian="bold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f08bc" officeooo:paragraph-rsid="003f08bc" style:font-weight-asian="bold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5e238a" officeooo:paragraph-rsid="005e238a" style:font-weight-asian="bold" style:font-weight-complex="bold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5969d" officeooo:paragraph-rsid="0075969d" style:font-weight-asian="bold" style:font-weight-complex="bold"/>
    </style:style>
    <style:style style:name="P1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5969d" officeooo:paragraph-rsid="00729a2e" style:font-weight-asian="bold" style:font-weight-complex="bold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6521b" officeooo:paragraph-rsid="0076521b" style:font-weight-asian="bold" style:font-weight-complex="bold"/>
    </style:style>
    <style:style style:name="P2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7b23be" officeooo:paragraph-rsid="007b23be" style:font-weight-asian="bold" style:font-weight-complex="bold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891a4c" officeooo:paragraph-rsid="00891a4c" style:font-weight-asian="bold" style:font-weight-complex="bold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89494f" officeooo:paragraph-rsid="0089494f" style:font-weight-asian="bold" style:font-weight-complex="bold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rsid="00909643" officeooo:paragraph-rsid="00909643" style:font-weight-asian="bold" style:font-weight-complex="bold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95307e" officeooo:paragraph-rsid="0095307e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b836a" officeooo:paragraph-rsid="002b836a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0933b" officeooo:paragraph-rsid="0030933b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paragraph-rsid="003f08bc" style:font-size-asian="10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weight="normal" officeooo:rsid="0038ddf3" officeooo:paragraph-rsid="0038ddf3" fo:background-color="#e8f2fe" style:font-size-asian="10pt" style:font-weight-asian="normal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fo:font-weight="normal" style:font-size-asian="10pt" style:font-weight-asian="normal" style:font-weight-complex="normal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ff0000" style:font-name="Monospace" fo:font-size="10pt" officeooo:rsid="0075969d" officeooo:paragraph-rsid="0075969d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471482" officeooo:paragraph-rsid="00471482" style:font-weight-asian="normal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5e238a" officeooo:paragraph-rsid="005e238a" style:font-weight-asian="normal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7b23be" officeooo:paragraph-rsid="007b23be" style:font-weight-asian="normal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89494f" officeooo:paragraph-rsid="0089494f" style:font-weight-asian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89494f" officeooo:paragraph-rsid="008a30bf" style:font-weight-asian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909643" officeooo:paragraph-rsid="00909643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officeooo:rsid="00506b9c" officeooo:paragraph-rsid="00506b9c" style:font-style-asian="italic" style:font-style-complex="italic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506b9c" officeooo:paragraph-rsid="00506b9c" style:font-weight-asian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ff0000" style:font-name="Monospace" fo:font-size="10pt" fo:letter-spacing="normal" fo:font-style="normal" fo:font-weight="bold" officeooo:rsid="005c3a16" officeooo:paragraph-rsid="005c3a16" style:font-size-asian="10pt" style:font-weight-asian="bold" style:font-weight-complex="bold" loext:padding="0in" loext:border="none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ff0000" style:font-name="Monospace" fo:font-size="10pt" fo:letter-spacing="normal" fo:font-style="normal" fo:font-weight="normal" officeooo:rsid="005f719a" officeooo:paragraph-rsid="005f719a" style:font-size-asian="10pt" style:font-weight-asian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5e238a" officeooo:paragraph-rsid="005e238a" style:font-weight-asian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fo:font-style="italic" style:font-size-asian="10pt" style:font-style-asian="italic" style:font-style-complex="italic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fo:font-style="normal" fo:font-weight="bold" officeooo:rsid="00506b9c" officeooo:paragraph-rsid="00506b9c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557f5f" style:font-name="Monospace" fo:font-size="10pt" style:font-size-asian="10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Monospace" fo:font-size="10pt" style:font-size-asian="10pt"/>
    </style:style>
    <style:style style:name="P5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729a2e" officeooo:paragraph-rsid="00729a2e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693e4b" officeooo:paragraph-rsid="00693e4b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75969d" officeooo:paragraph-rsid="0075969d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76521b" officeooo:paragraph-rsid="0076521b"/>
    </style:style>
    <style:style style:name="P5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076521b" officeooo:paragraph-rsid="0076521b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891a4c" officeooo:paragraph-rsid="00891a4c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95307e" officeooo:paragraph-rsid="0095307e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3pt" fo:font-weight="bold" officeooo:rsid="0095307e" officeooo:paragraph-rsid="0095307e" style:font-size-asian="13pt" style:font-weight-asian="bold" style:font-size-complex="13pt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cef2d" officeooo:paragraph-rsid="0096eb91"/>
    </style:style>
    <style:style style:name="P5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2b836a" officeooo:paragraph-rsid="002b836a"/>
    </style:style>
    <style:style style:name="P6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2b836a" officeooo:paragraph-rsid="002b836a"/>
    </style:style>
    <style:style style:name="P6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0933b" officeooo:paragraph-rsid="0030933b"/>
    </style:style>
    <style:style style:name="P6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30933b" officeooo:paragraph-rsid="0030933b"/>
    </style:style>
    <style:style style:name="P6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383d39" officeooo:paragraph-rsid="00383d39" style:font-weight-asian="bold" style:font-weight-complex="bold"/>
    </style:style>
    <style:style style:name="P6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38ddf3" officeooo:paragraph-rsid="0038ddf3" style:font-weight-asian="bold" style:font-weight-complex="bold"/>
    </style:style>
    <style:style style:name="P6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3bc738" officeooo:paragraph-rsid="003bc738" style:font-weight-asian="bold" style:font-weight-complex="bold"/>
    </style:style>
    <style:style style:name="P6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bc738" officeooo:paragraph-rsid="003bc738" style:font-weight-asian="bold" style:font-weight-complex="bold"/>
    </style:style>
    <style:style style:name="P6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3f08bc" officeooo:paragraph-rsid="003f08bc" style:font-weight-asian="bold" style:font-weight-complex="bold"/>
    </style:style>
    <style:style style:name="P6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weight="bold" officeooo:rsid="0045ab9b" officeooo:paragraph-rsid="0045ab9b" style:font-weight-asian="bold" style:font-weight-complex="bold"/>
    </style:style>
    <style:style style:name="P6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30933b" officeooo:paragraph-rsid="0030933b" style:font-weight-asian="normal" style:font-weight-complex="normal"/>
    </style:style>
    <style:style style:name="P7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383d39" officeooo:paragraph-rsid="00383d39" style:font-weight-asian="normal" style:font-weight-complex="normal"/>
    </style:style>
    <style:style style:name="P7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38ddf3" officeooo:paragraph-rsid="0038ddf3" style:font-weight-asian="normal" style:font-weight-complex="normal"/>
    </style:style>
    <style:style style:name="P7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3adcab" officeooo:paragraph-rsid="003adcab" style:font-weight-asian="normal" style:font-weight-complex="normal"/>
    </style:style>
    <style:style style:name="P7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45ab9b" officeooo:paragraph-rsid="0045ab9b" style:font-weight-asian="normal" style:font-weight-complex="normal"/>
    </style:style>
    <style:style style:name="P7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3adcab" officeooo:paragraph-rsid="003adcab" style:font-weight-asian="normal" style:font-weight-complex="normal"/>
    </style:style>
    <style:style style:name="P7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8080" style:font-name="Verdana" fo:font-size="12pt" fo:letter-spacing="normal" fo:font-style="normal" fo:font-weight="normal" officeooo:rsid="0045ab9b" officeooo:paragraph-rsid="0045ab9b" style:font-weight-asian="normal" style:font-weight-complex="normal" loext:padding="0in" loext:border="none"/>
    </style:style>
    <style:style style:name="P7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8080" style:font-name="Verdana" fo:font-size="12pt" fo:letter-spacing="normal" fo:font-style="normal" fo:font-weight="normal" officeooo:rsid="00471482" officeooo:paragraph-rsid="00471482" style:font-weight-asian="normal" style:font-weight-complex="normal" loext:padding="0in" loext:border="none"/>
    </style:style>
    <style:style style:name="P7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fo:font-weight="normal" officeooo:rsid="004e5cab" officeooo:paragraph-rsid="004e5cab" style:font-weight-asian="normal" style:font-weight-complex="normal" loext:padding="0in" loext:border="none"/>
    </style:style>
    <style:style style:name="P7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fo:font-weight="normal" officeooo:rsid="004fef82" officeooo:paragraph-rsid="004fef82" style:font-weight-asian="normal" style:font-weight-complex="normal" loext:padding="0in" loext:border="none"/>
    </style:style>
    <style:style style:name="P7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fo:font-weight="bold" officeooo:rsid="0049ab88" officeooo:paragraph-rsid="004ab568" style:font-weight-asian="bold" style:font-weight-complex="bold" loext:padding="0in" loext:border="none"/>
    </style:style>
    <style:style style:name="P8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fo:font-weight="bold" officeooo:rsid="004e5cab" officeooo:paragraph-rsid="004e5cab" style:font-weight-asian="bold" style:font-weight-complex="bold" loext:padding="0in" loext:border="none"/>
    </style:style>
    <style:style style:name="P8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fo:font-weight="bold" officeooo:rsid="00471482" officeooo:paragraph-rsid="00471482" style:font-weight-asian="bold" style:font-weight-complex="bold" loext:padding="0in" loext:border="none"/>
    </style:style>
    <style:style style:name="P8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text-shadow="1pt 1pt" style:text-underline-style="solid" style:text-underline-width="auto" style:text-underline-color="font-color" fo:font-weight="normal" officeooo:rsid="004e5cab" officeooo:paragraph-rsid="004e5cab" style:font-weight-asian="normal" style:font-weight-complex="normal" loext:padding="0in" loext:border="none"/>
    </style:style>
    <style:style style:name="P8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9ab88" officeooo:paragraph-rsid="004ab568" style:font-weight-asian="normal" style:font-weight-complex="normal" loext:padding="0in" loext:border="none"/>
    </style:style>
    <style:style style:name="P8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9ab88" officeooo:paragraph-rsid="005068e4" style:font-weight-asian="normal" style:font-weight-complex="normal" loext:padding="0in" loext:border="none"/>
    </style:style>
    <style:style style:name="P8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c1628" officeooo:paragraph-rsid="004c1628" style:font-weight-asian="normal" style:font-weight-complex="normal" loext:padding="0in" loext:border="none"/>
    </style:style>
    <style:style style:name="P8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c1628" officeooo:paragraph-rsid="004c6590" style:font-weight-asian="normal" style:font-weight-complex="normal" loext:padding="0in" loext:border="none"/>
    </style:style>
    <style:style style:name="P8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53ef7a" officeooo:paragraph-rsid="0053ef7a" style:font-weight-asian="normal" style:font-weight-complex="normal" loext:padding="0in" loext:border="none"/>
    </style:style>
    <style:style style:name="P8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5f719a" officeooo:paragraph-rsid="005f719a" style:font-weight-asian="normal" style:font-weight-complex="normal" loext:padding="0in" loext:border="none"/>
    </style:style>
    <style:style style:name="P8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57a2d2" officeooo:paragraph-rsid="007ff064" style:font-weight-asian="normal" style:font-weight-complex="normal" loext:padding="0in" loext:border="none"/>
    </style:style>
    <style:style style:name="P9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ab568" officeooo:paragraph-rsid="004ab568" style:font-weight-asian="bold" style:font-weight-complex="bold" loext:padding="0in" loext:border="none"/>
    </style:style>
    <style:style style:name="P9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c1628" officeooo:paragraph-rsid="004c1628" style:font-weight-asian="bold" style:font-weight-complex="bold" loext:padding="0in" loext:border="none"/>
    </style:style>
    <style:style style:name="P9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c6590" officeooo:paragraph-rsid="004c6590" style:font-weight-asian="bold" style:font-weight-complex="bold" loext:padding="0in" loext:border="none"/>
    </style:style>
    <style:style style:name="P9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9ab88" officeooo:paragraph-rsid="0049ab88" style:font-weight-asian="bold" style:font-weight-complex="bold" loext:padding="0in" loext:border="none"/>
    </style:style>
    <style:style style:name="P9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9ab88" officeooo:paragraph-rsid="005c3a16" style:font-weight-asian="bold" style:font-weight-complex="bold" loext:padding="0in" loext:border="none"/>
    </style:style>
    <style:style style:name="P95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adcee" officeooo:paragraph-rsid="005adcee" style:font-weight-asian="bold" style:font-weight-complex="bold" loext:padding="0in" loext:border="none"/>
    </style:style>
    <style:style style:name="P9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adcee" officeooo:paragraph-rsid="005adcee" style:font-weight-asian="bold" style:font-weight-complex="bold" loext:padding="0in" loext:border="none"/>
    </style:style>
    <style:style style:name="P97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c3a16" officeooo:paragraph-rsid="005c3a16" style:font-weight-asian="bold" style:font-weight-complex="bold" loext:padding="0in" loext:border="none"/>
    </style:style>
    <style:style style:name="P9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f719a" officeooo:paragraph-rsid="005f719a" style:font-weight-asian="bold" style:font-weight-complex="bold" loext:padding="0in" loext:border="none"/>
    </style:style>
    <style:style style:name="P9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f719a" officeooo:paragraph-rsid="005f719a" style:font-weight-asian="bold" style:font-weight-complex="bold" loext:padding="0in" loext:border="none"/>
    </style:style>
    <style:style style:name="P10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f719a" officeooo:paragraph-rsid="005f8796" style:font-weight-asian="bold" style:font-weight-complex="bold" loext:padding="0in" loext:border="none"/>
    </style:style>
    <style:style style:name="P10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6a8fee" officeooo:paragraph-rsid="006a8fee" style:font-weight-asian="bold" style:font-weight-complex="bold" loext:padding="0in" loext:border="none"/>
    </style:style>
    <style:style style:name="P10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6d76fe" officeooo:paragraph-rsid="006d76fe" style:font-weight-asian="bold" style:font-weight-complex="bold" loext:padding="0in" loext:border="none"/>
    </style:style>
    <style:style style:name="P10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6d76fe" officeooo:paragraph-rsid="006fc76a" style:font-weight-asian="bold" style:font-weight-complex="bold" loext:padding="0in" loext:border="none"/>
    </style:style>
    <style:style style:name="P10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6d76fe" officeooo:paragraph-rsid="006fc76a" style:font-weight-asian="bold" style:font-weight-complex="bold" loext:padding="0in" loext:border="none"/>
    </style:style>
    <style:style style:name="P10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7bdfce" officeooo:paragraph-rsid="007bdfce" style:font-weight-asian="bold" style:font-weight-complex="bold" loext:padding="0in" loext:border="none"/>
    </style:style>
    <style:style style:name="P10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7eb748" officeooo:paragraph-rsid="007eb748" style:font-weight-asian="bold" style:font-weight-complex="bold" loext:padding="0in" loext:border="none"/>
    </style:style>
    <style:style style:name="P10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7eb748" officeooo:paragraph-rsid="007eb748" style:font-weight-asian="bold" style:font-weight-complex="bold" loext:padding="0in" loext:border="none"/>
    </style:style>
    <style:style style:name="P10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506b9c" officeooo:paragraph-rsid="00506b9c" style:font-style-asian="normal" style:font-weight-asian="bold" style:font-style-complex="normal" style:font-weight-complex="bold" loext:padding="0in" loext:border="none"/>
    </style:style>
    <style:style style:name="P10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normal" fo:font-weight="bold" officeooo:rsid="0049ab88" officeooo:paragraph-rsid="007ff064" style:font-style-asian="italic" style:font-weight-asian="bold" style:font-style-complex="italic" style:font-weight-complex="bold" loext:padding="0in" loext:border="none"/>
    </style:style>
    <style:style style:name="P1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57a2d2" officeooo:paragraph-rsid="007ff064" style:font-style-asian="italic" style:font-weight-asian="normal" style:font-style-complex="italic" style:font-weight-complex="normal" loext:padding="0in" loext:border="none"/>
    </style:style>
    <style:style style:name="P111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7f7f70" officeooo:paragraph-rsid="0053ef7a" style:font-style-asian="italic" style:font-weight-asian="normal" style:font-style-complex="italic" style:font-weight-complex="normal" loext:padding="0in" loext:border="none"/>
    </style:style>
    <style:style style:name="P112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8f5da4" officeooo:paragraph-rsid="008f5da4" style:font-style-asian="italic" style:font-weight-asian="normal" style:font-style-complex="italic" style:font-weight-complex="normal" loext:padding="0in" loext:border="none"/>
    </style:style>
    <style:style style:name="P1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996402" officeooo:paragraph-rsid="00996402" style:font-style-asian="italic" style:font-weight-asian="normal" style:font-style-complex="italic" style:font-weight-complex="normal" loext:padding="0in" loext:border="none"/>
    </style:style>
    <style:style style:name="P114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9d8d9f" officeooo:paragraph-rsid="009d8d9f" style:font-style-asian="italic" style:font-weight-asian="normal" style:font-style-complex="italic" style:font-weight-complex="normal" loext:padding="0in" loext:border="none"/>
    </style:style>
    <style:style style:name="P11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20pt" fo:letter-spacing="normal" fo:font-style="normal" fo:font-weight="bold" officeooo:rsid="00996402" officeooo:paragraph-rsid="00996402" style:font-size-asian="20pt" style:font-style-asian="normal" style:font-weight-asian="bold" style:font-size-complex="20pt" style:font-style-complex="normal" style:font-weight-complex="bold" loext:padding="0in" loext:border="none"/>
    </style:style>
    <style:style style:name="P11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Verdana" fo:font-size="14pt" fo:letter-spacing="normal" fo:font-style="normal" fo:font-weight="bold" officeooo:rsid="009d8d9f" officeooo:paragraph-rsid="009d8d9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P1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andale mono" fo:font-size="9pt" fo:letter-spacing="normal" fo:font-style="normal" fo:font-weight="normal" officeooo:paragraph-rsid="006a8fee" loext:padding="0in" loext:border="none"/>
    </style:style>
    <style:style style:name="P118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" fo:font-size="14pt" fo:letter-spacing="normal" fo:font-style="normal" fo:font-weight="normal" officeooo:rsid="007bdfce" officeooo:paragraph-rsid="007d994e" style:font-weight-asian="bold" style:font-weight-complex="bold" loext:padding="0in" loext:border="none"/>
    </style:style>
    <style:style style:name="P119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monospace" fo:font-size="14pt" fo:letter-spacing="normal" fo:font-style="normal" fo:font-weight="normal" officeooo:paragraph-rsid="007d994e"/>
    </style:style>
    <style:style style:name="P12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88" style:font-name="andale mono" fo:font-size="9pt" fo:letter-spacing="normal" fo:font-style="normal" fo:font-weight="normal" officeooo:paragraph-rsid="006a8fee"/>
    </style:style>
    <style:style style:name="P1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000000" style:font-name="Monospace" fo:font-size="10pt" fo:font-weight="normal" officeooo:rsid="0038d192" officeooo:paragraph-rsid="0038d192" style:font-size-asian="10pt" style:font-weight-asian="normal" style:font-weight-complex="normal"/>
    </style:style>
    <style:style style:name="P122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8f5da4" officeooo:paragraph-rsid="008f5da4" style:font-style-asian="italic" style:font-weight-asian="normal" style:font-style-complex="italic" style:font-weight-complex="normal" loext:padding="0in" loext:border="none"/>
    </style:style>
    <style:style style:name="P123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9d8d9f" officeooo:paragraph-rsid="009d8d9f" style:font-style-asian="italic" style:font-weight-asian="normal" style:font-style-complex="italic" style:font-weight-complex="normal" loext:padding="0in" loext:border="none"/>
    </style:style>
    <style:style style:name="P124" style:family="paragraph" style:parent-style-name="Heading_20_3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Verdana" fo:font-size="12pt" fo:letter-spacing="normal" fo:font-style="italic" fo:font-weight="normal" officeooo:rsid="00996402" officeooo:paragraph-rsid="00996402" style:font-style-asian="italic" style:font-weight-asian="normal" style:font-style-complex="italic" style:font-weight-complex="normal" loext:padding="0in" loext:border="none"/>
    </style:style>
    <style:style style:name="P125" style:family="paragraph" style:parent-style-name="Preformatted_20_Text">
      <style:paragraph-properties fo:margin-top="0in" fo:margin-bottom="0.1965in" loext:contextual-spacing="false"/>
    </style:style>
    <style:style style:name="P126" style:family="paragraph" style:parent-style-name="Text_20_body">
      <style:paragraph-properties fo:margin-top="0.1252in" fo:margin-bottom="0.1252in" loext:contextual-spacing="false" style:line-height-at-least="0.1563in"/>
      <style:text-properties fo:font-size="9pt"/>
    </style:style>
    <style:style style:name="P127" style:family="paragraph" style:parent-style-name="Table_20_Contents">
      <style:paragraph-properties style:line-height-at-least="0.1563in"/>
      <style:text-properties fo:font-size="9pt"/>
    </style:style>
    <style:style style:name="P1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89494f" officeooo:paragraph-rsid="0089494f" style:font-weight-asian="normal" style:font-weight-complex="normal"/>
    </style:style>
    <style:style style:name="P1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9f8a3e" officeooo:paragraph-rsid="009f8a3e" style:font-weight-asian="normal" style:font-weight-complex="normal"/>
    </style:style>
    <style:style style:name="P130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666600" style:font-name="andale mono" fo:font-size="9pt" fo:letter-spacing="normal" fo:font-style="normal" fo:font-weight="normal" loext:padding="0in" loext:border="none"/>
    </style:style>
    <style:style style:name="P131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666666" style:font-name="andale mono" fo:font-size="9pt" fo:letter-spacing="normal" fo:font-style="normal" fo:font-weight="normal"/>
    </style:style>
    <style:style style:name="P132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666666" fo:letter-spacing="normal"/>
    </style:style>
    <style:style style:name="P133" style:family="paragraph" style:parent-style-name="Text_20_body" style:list-style-name="L1">
      <style:paragraph-properties fo:margin-left="0in" fo:margin-right="0in" fo:margin-top="0in" fo:margin-bottom="0in" loext:contextual-spacing="false" style:line-height-at-least="0.1665in" fo:widows="1" fo:text-indent="0in" style:auto-text-indent="false" fo:padding="0in" fo:border="none"/>
      <style:text-properties fo:font-variant="normal" fo:text-transform="none" fo:color="#000088" style:font-name="andale mono" fo:font-size="9pt" fo:letter-spacing="normal" fo:font-style="normal" fo:font-weight="normal" loext:padding="0in" loext:border="none"/>
    </style:style>
    <style:style style:name="T1" style:family="text">
      <style:text-properties officeooo:rsid="0018d64a"/>
    </style:style>
    <style:style style:name="T2" style:family="text">
      <style:text-properties officeooo:rsid="001aea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d64a" style:font-weight-asian="bold" style:font-weight-complex="bold"/>
    </style:style>
    <style:style style:name="T5" style:family="text">
      <style:text-properties fo:font-weight="bold" officeooo:rsid="00202cc3" style:font-weight-asian="bold" style:font-weight-complex="bold"/>
    </style:style>
    <style:style style:name="T6" style:family="text">
      <style:text-properties fo:font-weight="bold" officeooo:rsid="0038ddf3" style:font-weight-asian="bold" style:font-weight-complex="bold"/>
    </style:style>
    <style:style style:name="T7" style:family="text">
      <style:text-properties fo:font-weight="bold" officeooo:rsid="0096eb91" style:font-weight-asian="bold" style:font-weight-complex="bold"/>
    </style:style>
    <style:style style:name="T8" style:family="text">
      <style:text-properties fo:font-weight="bold" officeooo:rsid="009791a9" style:font-weight-asian="bold" style:font-weight-complex="bold"/>
    </style:style>
    <style:style style:name="T9" style:family="text">
      <style:text-properties fo:font-weight="bold" style:font-style-asian="italic" style:font-weight-asian="bold" style:font-style-complex="italic" style:font-weight-complex="bold"/>
    </style:style>
    <style:style style:name="T10" style:family="text">
      <style:text-properties fo:font-weight="bold" officeooo:rsid="0049ab88" style:font-style-asian="italic" style:font-weight-asian="bold" style:font-style-complex="italic" style:font-weight-complex="bold"/>
    </style:style>
    <style:style style:name="T11" style:family="text">
      <style:text-properties fo:font-weight="bold" style:font-style-asian="normal" style:font-weight-asian="bold" style:font-style-complex="normal" style:font-weight-complex="bold"/>
    </style:style>
    <style:style style:name="T12" style:family="text">
      <style:text-properties fo:color="#000000" style:font-name="Monospace" fo:font-size="10pt" style:font-size-asian="10pt"/>
    </style:style>
    <style:style style:name="T13" style:family="text">
      <style:text-properties fo:color="#000000" style:font-name="Monospace" fo:font-size="10pt" fo:background-color="#f0d8a8" loext:char-shading-value="0" style:font-size-asian="10pt"/>
    </style:style>
    <style:style style:name="T14" style:family="text">
      <style:text-properties fo:color="#000000" style:font-name="Monospace" fo:font-size="10pt" fo:background-color="#d4d4d4" loext:char-shading-value="0" style:font-size-asian="10pt"/>
    </style:style>
    <style:style style:name="T15" style:family="text">
      <style:text-properties fo:color="#000000" style:font-name="Monospace" fo:font-size="10pt" fo:background-color="#e8f2fe" loext:char-shading-value="0" style:font-size-asian="10pt"/>
    </style:style>
    <style:style style:name="T16" style:family="text">
      <style:text-properties fo:color="#000000" style:font-name="Monospace" fo:font-size="10pt" fo:font-style="italic" style:font-size-asian="10pt" style:font-style-asian="italic"/>
    </style:style>
    <style:style style:name="T17" style:family="text">
      <style:text-properties fo:color="#000000" loext:padding="0in" loext:border="none"/>
    </style:style>
    <style:style style:name="T18" style:family="text">
      <style:text-properties fo:color="#000000" style:font-name="andale mono" fo:font-size="9pt" fo:font-style="normal" fo:font-weight="normal" loext:padding="0in" loext:border="none"/>
    </style:style>
    <style:style style:name="T19" style:family="text">
      <style:text-properties fo:color="#ff0000" style:font-name="Monospace" fo:font-size="10pt" style:font-size-asian="10pt"/>
    </style:style>
    <style:style style:name="T20" style:family="text">
      <style:text-properties fo:color="#ff0000" fo:font-weight="normal"/>
    </style:style>
    <style:style style:name="T21" style:family="text">
      <style:text-properties fo:color="#0000c0" style:font-name="Monospace" fo:font-size="10pt" style:font-size-asian="10pt"/>
    </style:style>
    <style:style style:name="T22" style:family="text">
      <style:text-properties fo:color="#0000c0" style:font-name="Monospace" fo:font-size="10pt" fo:background-color="#e8f2fe" loext:char-shading-value="0" style:font-size-asian="10pt"/>
    </style:style>
    <style:style style:name="T23" style:family="text">
      <style:text-properties fo:color="#0000c0" style:font-name="Monospace" fo:font-size="10pt" fo:font-style="italic" style:font-size-asian="10pt" style:font-style-asian="italic"/>
    </style:style>
    <style:style style:name="T24" style:family="text">
      <style:text-properties fo:color="#0000c0" style:font-name="Monospace" fo:font-size="10pt" fo:font-style="italic" fo:background-color="#d4d4d4" loext:char-shading-value="0" style:font-size-asian="10pt" style:font-style-asian="italic"/>
    </style:style>
    <style:style style:name="T25" style:family="text">
      <style:text-properties fo:color="#7f0055" style:font-name="Monospace" fo:font-size="10pt" fo:font-weight="bold" style:font-size-asian="10pt" style:font-weight-asian="bold"/>
    </style:style>
    <style:style style:name="T26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27" style:family="text">
      <style:text-properties officeooo:rsid="00336a7d"/>
    </style:style>
    <style:style style:name="T28" style:family="text">
      <style:text-properties officeooo:rsid="0039d963"/>
    </style:style>
    <style:style style:name="T29" style:family="text">
      <style:text-properties officeooo:rsid="0039e327"/>
    </style:style>
    <style:style style:name="T30" style:family="text">
      <style:text-properties fo:font-variant="normal" fo:text-transform="none" fo:color="#ff0000" style:font-name="Verdana" fo:font-size="12pt" fo:letter-spacing="normal" fo:font-style="normal" loext:padding="0in" loext:border="none"/>
    </style:style>
    <style:style style:name="T31" style:family="text">
      <style:text-properties fo:font-variant="normal" fo:text-transform="none" fo:color="#31302d" fo:letter-spacing="normal"/>
    </style:style>
    <style:style style:name="T32" style:family="text">
      <style:text-properties fo:font-variant="normal" fo:text-transform="none" fo:color="#31302d" style:font-name="Verdana" fo:font-size="12pt" fo:letter-spacing="normal" fo:font-style="normal"/>
    </style:style>
    <style:style style:name="T33" style:family="text">
      <style:text-properties fo:font-variant="normal" fo:text-transform="none" fo:color="#8b1a1a" style:font-name="Verdana" fo:font-size="12pt" fo:letter-spacing="normal" fo:font-style="normal" loext:padding="0in" loext:border="none"/>
    </style:style>
    <style:style style:name="T34" style:family="text">
      <style:text-properties fo:font-variant="normal" fo:text-transform="none" fo:color="#006400" style:font-name="Verdana" fo:font-size="12pt" fo:letter-spacing="normal" fo:font-style="normal" loext:padding="0in" loext:border="none"/>
    </style:style>
    <style:style style:name="T35" style:family="text">
      <style:text-properties fo:font-variant="normal" fo:text-transform="none" fo:color="#008080" style:font-name="Verdana" fo:font-size="12pt" fo:letter-spacing="normal" fo:font-style="normal" loext:padding="0in" loext:border="none"/>
    </style:style>
    <style:style style:name="T36" style:family="text">
      <style:text-properties fo:font-variant="normal" fo:text-transform="none" fo:color="#7f007f" style:font-name="Verdana" fo:font-size="12pt" fo:letter-spacing="normal" fo:font-style="normal" loext:padding="0in" loext:border="none"/>
    </style:style>
    <style:style style:name="T37" style:family="text">
      <style:text-properties fo:font-variant="normal" fo:text-transform="none" fo:color="#7f007f" style:font-name="Monospace1" fo:font-size="10pt" fo:letter-spacing="normal" fo:font-style="normal" fo:background-color="#e8f2fe" loext:char-shading-value="0" style:font-size-asian="10pt" loext:padding="0in" loext:border="none"/>
    </style:style>
    <style:style style:name="T38" style:family="text">
      <style:text-properties fo:font-variant="normal" fo:text-transform="none" fo:color="#0000ff" style:font-name="Verdana" fo:font-size="12pt" fo:letter-spacing="normal" fo:font-style="normal" loext:padding="0in" loext:border="none"/>
    </style:style>
    <style:style style:name="T39" style:family="text">
      <style:text-properties fo:color="#3c3c3c" style:font-name="Monospace" fo:font-size="10pt" fo:background-color="#e8f2fe" loext:char-shading-value="0" style:font-size-asian="10pt"/>
    </style:style>
    <style:style style:name="T40" style:family="text">
      <style:text-properties fo:color="#3c3c3c" style:font-name="Monospace" fo:font-size="10pt" officeooo:rsid="005f719a" style:font-size-asian="10pt"/>
    </style:style>
    <style:style style:name="T41" style:family="text">
      <style:text-properties fo:color="#2a00ff" style:font-name="Monospace" fo:font-size="10pt" fo:background-color="#e8f2fe" loext:char-shading-value="0" style:font-size-asian="10pt"/>
    </style:style>
    <style:style style:name="T42" style:family="text">
      <style:text-properties fo:color="#2a00ff" style:font-name="Monospace" fo:font-size="10pt" fo:font-style="italic" officeooo:rsid="005f719a" style:font-size-asian="10pt" style:font-style-asian="italic"/>
    </style:style>
    <style:style style:name="T43" style:family="text">
      <style:text-properties fo:color="#2a00ff" style:font-name="Monospace" fo:font-size="10pt" fo:font-style="italic" fo:background-color="#e8f2fe" loext:char-shading-value="0" style:font-size-asian="10pt" style:font-style-asian="italic"/>
    </style:style>
    <style:style style:name="T44" style:family="text">
      <style:text-properties fo:color="#2a00ff" style:font-name="Monospace" fo:font-size="10pt" style:font-size-asian="10pt"/>
    </style:style>
    <style:style style:name="T45" style:family="text">
      <style:text-properties officeooo:rsid="004ab568"/>
    </style:style>
    <style:style style:name="T46" style:family="text">
      <style:text-properties officeooo:rsid="004c6590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4c6590" style:font-style-asian="italic" style:font-style-complex="italic"/>
    </style:style>
    <style:style style:name="T49" style:family="text">
      <style:text-properties fo:font-style="italic" officeooo:rsid="004ab568" style:font-style-asian="italic" style:font-style-complex="italic"/>
    </style:style>
    <style:style style:name="T50" style:family="text">
      <style:text-properties fo:font-style="italic" officeooo:rsid="005068e4" style:font-style-asian="italic" style:font-style-complex="italic"/>
    </style:style>
    <style:style style:name="T51" style:family="text">
      <style:text-properties style:font-name="Monospace" fo:font-size="10pt" style:font-size-asian="10pt"/>
    </style:style>
    <style:style style:name="T52" style:family="text">
      <style:text-properties style:font-name="Monospace" fo:font-size="10pt" officeooo:rsid="005f719a" style:font-size-asian="10pt"/>
    </style:style>
    <style:style style:name="T53" style:family="text">
      <style:text-properties style:font-name="Monospace" fo:font-size="10pt" fo:font-style="italic" style:font-size-asian="10pt" style:font-style-asian="italic" style:font-style-complex="italic"/>
    </style:style>
    <style:style style:name="T54" style:family="text">
      <style:text-properties style:font-name="Monospace" fo:font-size="10pt" fo:font-style="italic" fo:background-color="#e8f2fe" loext:char-shading-value="0" style:font-size-asian="10pt" style:font-style-asian="italic" style:font-style-complex="italic"/>
    </style:style>
    <style:style style:name="T55" style:family="text">
      <style:text-properties style:font-name="Monospace" fo:font-size="10pt" fo:background-color="#e8f2fe" loext:char-shading-value="0" style:font-size-asian="10pt"/>
    </style:style>
    <style:style style:name="T56" style:family="text">
      <style:text-properties style:font-name="Monospace" fo:font-size="10pt" officeooo:rsid="00522479" fo:background-color="#e8f2fe" loext:char-shading-value="0" style:font-size-asian="10pt"/>
    </style:style>
    <style:style style:name="T57" style:family="text">
      <style:text-properties officeooo:rsid="0053ef7a"/>
    </style:style>
    <style:style style:name="T58" style:family="text">
      <style:text-properties style:font-style-asian="italic" style:font-style-complex="italic"/>
    </style:style>
    <style:style style:name="T59" style:family="text">
      <style:text-properties officeooo:rsid="0058f8ad"/>
    </style:style>
    <style:style style:name="T60" style:family="text">
      <style:text-properties fo:color="#008080" fo:font-weight="normal"/>
    </style:style>
    <style:style style:name="T61" style:family="text">
      <style:text-properties fo:color="#008080" style:font-name="Monospace" fo:font-size="10pt" style:font-size-asian="10pt"/>
    </style:style>
    <style:style style:name="T62" style:family="text">
      <style:text-properties fo:color="#008080" style:font-name="Monospace" fo:font-size="10pt" officeooo:rsid="005f719a" style:font-size-asian="10pt"/>
    </style:style>
    <style:style style:name="T63" style:family="text">
      <style:text-properties fo:color="#008080" style:font-name="Monospace" fo:font-size="10pt" fo:background-color="#e8f2fe" loext:char-shading-value="0" style:font-size-asian="10pt"/>
    </style:style>
    <style:style style:name="T64" style:family="text">
      <style:text-properties fo:color="#31302d"/>
    </style:style>
    <style:style style:name="T65" style:family="text">
      <style:text-properties fo:color="#31302d" fo:font-weight="normal"/>
    </style:style>
    <style:style style:name="T66" style:family="text">
      <style:text-properties fo:color="#7f007f" fo:font-weight="normal"/>
    </style:style>
    <style:style style:name="T67" style:family="text">
      <style:text-properties fo:color="#7f007f" fo:background-color="transparent" loext:char-shading-value="0"/>
    </style:style>
    <style:style style:name="T68" style:family="text">
      <style:text-properties fo:color="#7f007f" style:font-name="Monospace" fo:font-size="10pt" officeooo:rsid="005f719a" style:font-size-asian="10pt"/>
    </style:style>
    <style:style style:name="T69" style:family="text">
      <style:text-properties fo:color="#7f007f" style:font-name="Monospace" fo:font-size="10pt" fo:background-color="#e8f2fe" loext:char-shading-value="0" style:font-size-asian="10pt"/>
    </style:style>
    <style:style style:name="T70" style:family="text">
      <style:text-properties fo:color="#0000ff" fo:font-weight="normal"/>
    </style:style>
    <style:style style:name="T71" style:family="text">
      <style:text-properties fo:color="#8b1a1a" fo:font-weight="normal"/>
    </style:style>
    <style:style style:name="T72" style:family="text">
      <style:text-properties fo:color="#006400" fo:font-weight="normal"/>
    </style:style>
    <style:style style:name="T73" style:family="text">
      <style:text-properties fo:color="#557f5f" style:font-name="Monospace" fo:font-size="10pt" style:font-size-asian="10pt"/>
    </style:style>
    <style:style style:name="T74" style:family="text">
      <style:text-properties officeooo:rsid="005f8796"/>
    </style:style>
    <style:style style:name="T75" style:family="text">
      <style:text-properties loext:padding="0in" loext:border="none"/>
    </style:style>
    <style:style style:name="T76" style:family="text">
      <style:text-properties fo:color="#666600" loext:padding="0in" loext:border="none"/>
    </style:style>
    <style:style style:name="T77" style:family="text">
      <style:text-properties fo:color="#666600" style:font-name="andale mono" fo:font-size="9pt" fo:font-style="normal" fo:font-weight="normal" loext:padding="0in" loext:border="none"/>
    </style:style>
    <style:style style:name="T78" style:family="text">
      <style:text-properties fo:color="#008800" loext:padding="0in" loext:border="none"/>
    </style:style>
    <style:style style:name="T79" style:family="text">
      <style:text-properties fo:color="#008800" style:font-name="andale mono" fo:font-size="9pt" fo:font-style="normal" fo:font-weight="normal" loext:padding="0in" loext:border="none"/>
    </style:style>
    <style:style style:name="T80" style:family="text">
      <style:text-properties fo:color="#000088" style:font-name="andale mono" fo:font-size="9pt" fo:font-style="normal" fo:font-weight="normal" loext:padding="0in" loext:border="none"/>
    </style:style>
    <style:style style:name="T81" style:family="text">
      <style:text-properties fo:color="#3f7f7f" style:font-name="Monospace" fo:font-size="10pt" style:font-size-asian="10pt"/>
    </style:style>
    <style:style style:name="T82" style:family="text">
      <style:text-properties fo:color="#3f7f7f" style:font-name="Monospace" fo:font-size="10pt" officeooo:rsid="005f719a" style:font-size-asian="10pt"/>
    </style:style>
    <style:style style:name="T83" style:family="text">
      <style:text-properties fo:color="#3f7f7f" style:font-name="Monospace" fo:font-size="10pt" fo:background-color="#e8f2fe" loext:char-shading-value="0" style:font-size-asian="10pt"/>
    </style:style>
    <style:style style:name="T84" style:family="text">
      <style:text-properties fo:color="#3f7f5f" style:font-name="Monospace" fo:font-size="10pt" style:font-size-asian="10pt"/>
    </style:style>
    <style:style style:name="T85" style:family="text">
      <style:text-properties fo:color="#333333" style:font-name="verdana" fo:font-size="9pt" fo:font-weight="normal"/>
    </style:style>
    <style:style style:name="T86" style:family="text">
      <style:text-properties officeooo:rsid="008a30bf"/>
    </style:style>
    <style:style style:name="T87" style:family="text">
      <style:text-properties officeooo:rsid="008af7e6"/>
    </style:style>
    <style:style style:name="T88" style:family="text">
      <style:text-properties officeooo:rsid="0090618d"/>
    </style:style>
    <style:style style:name="T89" style:family="text">
      <style:text-properties officeooo:rsid="0096eb91"/>
    </style:style>
    <style:style style:name="T90" style:family="text">
      <style:text-properties officeooo:rsid="009791a9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ódigos úteis<text:span text:style-name="T1">:</text:span></text:p>
      <text:p text:style-name="P11"/>
      <text:p text:style-name="P57">Sobrescrever CSS</text:p>
      <text:p text:style-name="P56">Classe a ser sobrescrita: classeoriginal</text:p>
      <text:p text:style-name="P24">html:</text:p>
      <text:p text:style-name="P56">&lt;div class=”minhaclase classeoriginal”&gt;&lt;/div&gt;</text:p>
      <text:p text:style-name="P24">css:</text:p>
      <text:p text:style-name="P56">.minhaclase.classeoriginal{</text:p>
      <text:p text:style-name="P56"><text:tab/>//aqui todas as propriedades de classe original podem ser sobrescritas</text:p>
      <text:p text:style-name="P56">}</text:p>
      <text:p text:style-name="P19"/>
      <text:p text:style-name="P22">PHP, instalação completa:</text:p>
      <text:p text:style-name="P37">apt-get install mysql-server mysql-client</text:p>
      <text:p text:style-name="P37">apt-get install apache2</text:p>
      <text:p text:style-name="P37">apt-get install php5 libapache2-mod-php5</text:p>
      <text:p text:style-name="P37">service apache2 restart</text:p>
      <text:p text:style-name="P38">apt-get install php5-mysql</text:p>
      <text:p text:style-name="P37">//<text:span text:style-name="T86">pode precisar desses módulos</text:span></text:p>
      <text:p text:style-name="P37">php5-curl php5-gd php5-intl php-pear php5-imagick php5-imap php5-mcrypt php5-memcache php5-ming php5-ps php5-pspell php5-recode php5-snmp php5-sqlite php5-tidy php5-xmlrpc php5-xsl</text:p>
      <text:p text:style-name="P37">//<text:span text:style-name="T87">reiniciar servidor</text:span></text:p>
      <text:p text:style-name="P37">service apache2 restart</text:p>
      <text:p text:style-name="P37"/>
      <text:p text:style-name="P129">Change version:</text:p>
      <text:p text:style-name="P129">change php version: s</text:p>
      <text:p text:style-name="P129">udo update-alternatives --set php /usr/bin/php5.6 </text:p>
      <text:p text:style-name="P129">sudo update-alternatives --set php /usr/bin/php7.2</text:p>
      <text:p text:style-name="P37"/>
      <text:p text:style-name="P23">Desistalar PHP</text:p>
      <text:p text:style-name="P39">apt-get remove --purge php</text:p>
      <text:p text:style-name="P54"/>
      <text:p text:style-name="P53"/>
      <text:p text:style-name="P21">Permissão total para todos os arquivos de uma pasta</text:p>
      <text:p text:style-name="P55">sudo -R chmod 777 /var/www</text:p>
      <text:p text:style-name="P55"/>
      <text:p text:style-name="P50"/>
      <text:p text:style-name="P18"/>
      <text:p text:style-name="P20">Colocar flash no site</text:p>
      <text:p text:style-name="P36"><text:span text:style-name="T63">&lt;</text:span><text:span text:style-name="T83">embed</text:span><text:span text:style-name="T55"> </text:span><text:span text:style-name="T69">width</text:span><text:span text:style-name="T39">=</text:span><text:span text:style-name="T43">"900"</text:span><text:span text:style-name="T55"> </text:span><text:span text:style-name="T69">height</text:span><text:span text:style-name="T39">=</text:span><text:span text:style-name="T43">"370"</text:span><text:span text:style-name="T55"> </text:span><text:span text:style-name="T69">src</text:span><text:span text:style-name="T39">=</text:span><text:span text:style-name="T43">"animacoes/bannerCentral.swf"</text:span><text:span text:style-name="T63">&gt;</text:span></text:p>
      <text:p text:style-name="P20"/>
      <text:p text:style-name="P17"/>
      <text:p text:style-name="P17">Upload de Arquivos</text:p>
      <text:p text:style-name="P32">&lt;?php</text:p>
      <text:p text:style-name="P27"/>
      <text:p text:style-name="P5"><text:span text:style-name="T25">if </text:span><text:span text:style-name="T12">(</text:span><text:span text:style-name="T25">isset </text:span><text:span text:style-name="T12">( $_POST [</text:span><text:span text:style-name="T21">'upload'</text:span><text:span text:style-name="T12">] )) {</text:span></text:p>
      <text:p text:style-name="P5"><text:span text:style-name="T12"><text:tab/>$file = $_FILES [</text:span><text:span text:style-name="T21">'img'</text:span><text:span text:style-name="T12">];</text:span></text:p>
      <text:p text:style-name="P27"><text:tab/></text:p>
      <text:p text:style-name="P5"><text:span text:style-name="T12"><text:tab/>$num_file = count ( array_filter ( $file [</text:span><text:span text:style-name="T21">'name'</text:span><text:span text:style-name="T12">] ) );</text:span></text:p>
      <text:p text:style-name="P5"><text:span text:style-name="T12"><text:tab/></text:span><text:span text:style-name="T73">// pasta</text:span></text:p>
      <text:p text:style-name="P5"><text:span text:style-name="T12"><text:tab/>$folder = </text:span><text:span text:style-name="T21">'upload/imgs'</text:span><text:span text:style-name="T12">;</text:span></text:p>
      <text:p text:style-name="P5"><text:span text:style-name="T12"><text:tab/></text:span><text:span text:style-name="T73">// requisitos</text:span></text:p>
      <text:p text:style-name="P5"><text:span text:style-name="T12"><text:tab/>$permite = </text:span><text:span text:style-name="T25">array </text:span><text:span text:style-name="T12">(</text:span></text:p>
      <text:p text:style-name="P5"><text:span text:style-name="T12"><text:tab/><text:tab/><text:tab/></text:span><text:span text:style-name="T21">'image/jpeg'</text:span><text:span text:style-name="T12">,</text:span></text:p>
      <text:p text:style-name="P5"><text:span text:style-name="T12"><text:tab/><text:tab/><text:tab/></text:span><text:span text:style-name="T21">'image/png' </text:span></text:p>
      <text:p text:style-name="P5"><text:span text:style-name="T21"><text:tab/></text:span><text:span text:style-name="T12">);</text:span></text:p>
      <text:p text:style-name="P27"><text:tab/>$max_size = 1024 * 1024 * 5;</text:p>
      <text:p text:style-name="P5"><text:span text:style-name="T12"><text:tab/>$msg = </text:span><text:span text:style-name="T25">array </text:span><text:span text:style-name="T12">();</text:span></text:p>
      <text:p text:style-name="P5"><text:soft-page-break/><text:span text:style-name="T12"><text:tab/>$error_msg = </text:span><text:span text:style-name="T25">array </text:span><text:span text:style-name="T12">(</text:span></text:p>
      <text:p text:style-name="P5"><text:span text:style-name="T12"><text:tab/><text:tab/><text:tab/>1 =&gt; </text:span><text:span text:style-name="T21">'Erro 1'</text:span><text:span text:style-name="T12">,</text:span></text:p>
      <text:p text:style-name="P5"><text:span text:style-name="T12"><text:tab/><text:tab/><text:tab/>2 =&gt; </text:span><text:span text:style-name="T21">'Erro 2'</text:span><text:span text:style-name="T12">,</text:span></text:p>
      <text:p text:style-name="P5"><text:span text:style-name="T12"><text:tab/><text:tab/><text:tab/>3 =&gt; </text:span><text:span text:style-name="T21">'upload feito parcialmente'</text:span><text:span text:style-name="T12">,</text:span></text:p>
      <text:p text:style-name="P5"><text:span text:style-name="T12"><text:tab/><text:tab/><text:tab/>4 =&gt; </text:span><text:span text:style-name="T21">'upload não foi realizado' </text:span></text:p>
      <text:p text:style-name="P5"><text:span text:style-name="T21"><text:tab/></text:span><text:span text:style-name="T12">);</text:span></text:p>
      <text:p text:style-name="P27"><text:tab/><text:tab/></text:p>
      <text:p text:style-name="P5"><text:span text:style-name="T12"><text:tab/></text:span><text:span text:style-name="T25">if </text:span><text:span text:style-name="T12">($num_file == 0) {</text:span></text:p>
      <text:p text:style-name="P5"><text:span text:style-name="T12"><text:tab/><text:tab/></text:span><text:span text:style-name="T25">echo </text:span><text:span text:style-name="T21">"Selecione uma imagem"</text:span><text:span text:style-name="T12">;</text:span></text:p>
      <text:p text:style-name="P5"><text:span text:style-name="T12"><text:tab/>} </text:span><text:span text:style-name="T25">else </text:span><text:span text:style-name="T12">{</text:span></text:p>
      <text:p text:style-name="P5"><text:span text:style-name="T12"><text:tab/><text:tab/></text:span><text:span text:style-name="T25">for</text:span><text:span text:style-name="T12">($i = 0; $i &lt; $num_file; $i ++) {</text:span></text:p>
      <text:p text:style-name="P5"><text:span text:style-name="T12"><text:tab/><text:tab/><text:tab/>$name = $file [</text:span><text:span text:style-name="T21">'name'</text:span><text:span text:style-name="T12">][$i];</text:span></text:p>
      <text:p text:style-name="P5"><text:span text:style-name="T12"><text:tab/><text:tab/><text:tab/>$type = $file [</text:span><text:span text:style-name="T21">'type'</text:span><text:span text:style-name="T12">][$i];</text:span></text:p>
      <text:p text:style-name="P5"><text:span text:style-name="T12"><text:tab/><text:tab/><text:tab/>$size = $file [</text:span><text:span text:style-name="T21">'size'</text:span><text:span text:style-name="T12">][$i];</text:span></text:p>
      <text:p text:style-name="P5"><text:span text:style-name="T12"><text:tab/><text:tab/><text:tab/>$error = $file [</text:span><text:span text:style-name="T21">'error'</text:span><text:span text:style-name="T12">][$i];</text:span></text:p>
      <text:p text:style-name="P5"><text:span text:style-name="T12"><text:tab/><text:tab/><text:tab/>$tmp_name = $file [</text:span><text:span text:style-name="T21">'tmp_name'</text:span><text:span text:style-name="T12">][$i];</text:span></text:p>
      <text:p text:style-name="P5"><text:span text:style-name="T12"><text:tab/><text:tab/><text:tab/>$extensao = @end(explode(</text:span><text:span text:style-name="T21">"."</text:span><text:span text:style-name="T12">, $name));</text:span></text:p>
      <text:p text:style-name="P5"><text:span text:style-name="T12"><text:tab/><text:tab/><text:tab/>$novo_nome = rand().</text:span><text:span text:style-name="T21">".</text:span><text:span text:style-name="T12">$extensao</text:span><text:span text:style-name="T21">"</text:span><text:span text:style-name="T12">;</text:span></text:p>
      <text:p text:style-name="P27"><text:tab/><text:tab/><text:tab/></text:p>
      <text:p text:style-name="P5"><text:span text:style-name="T12"><text:tab/><text:tab/><text:tab/></text:span><text:span text:style-name="T25">if </text:span><text:span text:style-name="T12">($error != 0) {</text:span><text:span text:style-name="T73">//se houver erro</text:span></text:p>
      <text:p text:style-name="P5"><text:span text:style-name="T12"><text:tab/><text:tab/><text:tab/><text:tab/>$msg[] = </text:span><text:span text:style-name="T21">"&lt;b&gt;</text:span><text:span text:style-name="T12">$name</text:span><text:span text:style-name="T21"> :&lt;/b&gt;"</text:span><text:span text:style-name="T12">.$error_msg[$error];</text:span></text:p>
      <text:p text:style-name="P5"><text:span text:style-name="T12"><text:tab/><text:tab/><text:tab/>} </text:span><text:span text:style-name="T25">elseif </text:span><text:span text:style-name="T12">(!in_array($type, $permite)) {</text:span><text:span text:style-name="T73">//não suportado</text:span></text:p>
      <text:p text:style-name="P5"><text:span text:style-name="T12"><text:tab/><text:tab/><text:tab/><text:tab/>$msg[] = </text:span><text:span text:style-name="T21">"&lt;b&gt;</text:span><text:span text:style-name="T12">$name</text:span><text:span text:style-name="T21"> :&lt;/b&gt; Imagem não suportada"</text:span><text:span text:style-name="T12">;</text:span></text:p>
      <text:p text:style-name="P5"><text:span text:style-name="T12"><text:tab/><text:tab/><text:tab/>} </text:span><text:span text:style-name="T25">elseif </text:span><text:span text:style-name="T12">($size &gt; $max_size) {</text:span><text:span text:style-name="T73">//extrapolou o tamanho</text:span></text:p>
      <text:p text:style-name="P5"><text:span text:style-name="T12"><text:tab/><text:tab/><text:tab/><text:tab/>$msg[] = </text:span><text:span text:style-name="T21">"&lt;b&gt;</text:span><text:span text:style-name="T12">$name</text:span><text:span text:style-name="T21"> :&lt;/b&gt; Imagem muito grande"</text:span><text:span text:style-name="T12">;</text:span></text:p>
      <text:p text:style-name="P5"><text:span text:style-name="T12"><text:tab/><text:tab/><text:tab/>} </text:span><text:span text:style-name="T25">else </text:span><text:span text:style-name="T12">{</text:span></text:p>
      <text:p text:style-name="P5"><text:span text:style-name="T12"><text:tab/><text:tab/><text:tab/><text:tab/></text:span><text:span text:style-name="T25">if </text:span><text:span text:style-name="T12">(move_uploaded_file($tmp_name, $folder.</text:span><text:span text:style-name="T21">"/"</text:span><text:span text:style-name="T12">.$novo_nome)) {</text:span></text:p>
      <text:p text:style-name="P5"><text:span text:style-name="T12"><text:tab/><text:tab/><text:tab/><text:tab/><text:tab/>$msg[] = </text:span><text:span text:style-name="T21">"&lt;b&gt;</text:span><text:span text:style-name="T12">$name</text:span><text:span text:style-name="T21"> :&lt;/b&gt; Upload realizado com sucesso"</text:span><text:span text:style-name="T12">;</text:span></text:p>
      <text:p text:style-name="P5"><text:span text:style-name="T12"><text:tab/><text:tab/><text:tab/><text:tab/>} </text:span><text:span text:style-name="T25">else </text:span><text:span text:style-name="T12">{</text:span></text:p>
      <text:p text:style-name="P5"><text:span text:style-name="T12"><text:tab/><text:tab/><text:tab/><text:tab/><text:tab/>$msg[] = </text:span><text:span text:style-name="T21">"&lt;b&gt;</text:span><text:span text:style-name="T12">$name</text:span><text:span text:style-name="T21"> :&lt;/b&gt; Desculpe! ocorreu um erro..."</text:span><text:span text:style-name="T12">;</text:span></text:p>
      <text:p text:style-name="P27"><text:tab/><text:tab/><text:tab/><text:tab/>}</text:p>
      <text:p text:style-name="P27"><text:tab/><text:tab/><text:tab/>}</text:p>
      <text:p text:style-name="P5"><text:span text:style-name="T12"><text:tab/><text:tab/><text:tab/></text:span><text:span text:style-name="T25">foreach </text:span><text:span text:style-name="T12">($msg </text:span><text:span text:style-name="T25">as </text:span><text:span text:style-name="T12">$pop)</text:span></text:p>
      <text:p text:style-name="P5"><text:span text:style-name="T12"><text:tab/><text:tab/><text:tab/><text:tab/></text:span><text:span text:style-name="T25">echo </text:span><text:span text:style-name="T12">$pop.</text:span><text:span text:style-name="T21">"&lt;/br&gt;"</text:span><text:span text:style-name="T12">;</text:span></text:p>
      <text:p text:style-name="P27"><text:tab/><text:tab/>}</text:p>
      <text:p text:style-name="P27"><text:tab/>}</text:p>
      <text:p text:style-name="P27"><text:tab/></text:p>
      <text:p text:style-name="P27">}</text:p>
      <text:p text:style-name="P52"/>
      <text:p text:style-name="P51">ERROS</text:p>
      <text:p text:style-name="P34"><text:span text:style-name="T14">ini_set</text:span><text:span text:style-name="T12"> ( </text:span><text:span text:style-name="T21">'display_errors'</text:span><text:span text:style-name="T12">, 1 );</text:span></text:p>
      <text:p text:style-name="P35"><text:span text:style-name="T14">ini_set</text:span><text:span text:style-name="T12"> ( </text:span><text:span text:style-name="T21">'display_startup_erros'</text:span><text:span text:style-name="T12">, 1 );</text:span></text:p>
      <text:p text:style-name="P30">error_reporting ( E_ALL );</text:p>
      <text:p text:style-name="P16"/>
      <text:p text:style-name="P16">ROOT em modo gráfico</text:p>
      <text:p text:style-name="P44">gksu nautilus</text:p>
      <text:p text:style-name="P6"/>
      <text:p text:style-name="P10"><text:span text:style-name="T3">Criar uma</text:span><text:span text:style-name="T4"> cópia do </text:span><text:span text:style-name="T3">banco</text:span><text:span text:style-name="T4"> </text:span><text:span text:style-name="T5">de</text:span><text:span text:style-name="T4"> </text:span><text:span text:style-name="T3">dados</text:span><text:span text:style-name="T4"> mysql</text:span><text:span text:style-name="T1">:</text:span></text:p>
      <text:p text:style-name="P4">mysqldump -u [usuário] -p [nome-do-banco] &gt; arquivo.sql. </text:p>
      <text:p text:style-name="P1">Para recuperar o banco: Entre na pasta onde a cópia está. Entre no mysql. Crie o banco de mesmo nome. Entre nesse bando [use banco]. Use o camando 'source nome-do-arquivo.sql'</text:p>
      <text:p text:style-name="P1"/>
      <text:p text:style-name="P13">Instalar o java no linux</text:p>
      <text:p text:style-name="P2">O Oracle Java foi removido dos repositórios oficiais do Ubuntu devido a problemas de licença. </text:p>
      <text:p text:style-name="P2"/>
      <text:p text:style-name="P2">Antes de instalá-lo, remover OpenJDK, se instalado </text:p>
      <text:p text:style-name="P2">$ sudo apt-get purge openjdk* </text:p>
      <text:p text:style-name="P2"/>
      <text:p text:style-name="P2"><text:soft-page-break/>Para não ter problemas com o comando add-apt-repository, instalar o seguinte pacote: </text:p>
      <text:p text:style-name="P2">$ sudo apt-get install software-properties-common </text:p>
      <text:p text:style-name="P2"/>
      <text:p text:style-name="P2">Adicionar o PPA </text:p>
      <text:p text:style-name="P2">$ sudo add-apt-repository ppa:webupd8team/java </text:p>
      <text:p text:style-name="P2"/>
      <text:p text:style-name="P2">Atualizar o index do repository </text:p>
      <text:p text:style-name="P2">$ sudo apt-get update </text:p>
      <text:p text:style-name="P2"/>
      <text:p text:style-name="P2">Instalar Java 8 </text:p>
      <text:p text:style-name="P7"><text:span text:style-name="T2">$ </text:span>sudo<text:span text:style-name="T2"> apt-get install oracle-java8-installer</text:span></text:p>
      <text:p text:style-name="P3"/>
      <text:p text:style-name="P12">Enviar comandos para o apache</text:p>
      <text:p text:style-name="P58">Parar:<text:line-break/># /etc/init.d/apache2 stop <text:span text:style-name="T89">ou </text:span><text:span text:style-name="T7">service apache2 stop</text:span><text:line-break/>Iniciar<text:line-break/># /etc/init.d/apache2 start <text:span text:style-name="T90">ou </text:span><text:span text:style-name="T8">service apache2 startp</text:span><text:line-break/>Reiniciar<text:line-break/># /etc/init.d/apache2 restart <text:s/><text:span text:style-name="T90">ou</text:span> <text:span text:style-name="T7">service apache2 restart</text:span></text:p>
      <text:p text:style-name="P60"/>
      <text:p text:style-name="P60">Inverter data para exibição</text:p>
      <text:p text:style-name="P25"><text:span text:style-name="T19">&lt;?php</text:span><text:span text:style-name="T12"> </text:span></text:p>
      <text:p text:style-name="P5"><text:span text:style-name="T12"><text:tab/>$link = mysqli_connect(</text:span><text:span text:style-name="T21">'localhost'</text:span><text:span text:style-name="T12">, </text:span><text:span text:style-name="T21">'root'</text:span><text:span text:style-name="T12">, </text:span><text:span text:style-name="T21">'453231'</text:span><text:span text:style-name="T12">, </text:span><text:span text:style-name="T21">'sc'</text:span><text:span text:style-name="T12">);</text:span></text:p>
      <text:p text:style-name="P5"><text:span text:style-name="T12"><text:tab/>$query = </text:span><text:span text:style-name="T21">"select Data_Venda from Venda where Numero_Venda = '30897'"</text:span><text:span text:style-name="T12">;</text:span></text:p>
      <text:p text:style-name="P27"><text:tab/>$result = mysqli_query($link, $query);</text:p>
      <text:p text:style-name="P27"><text:tab/>$data = mysqli_fetch_array($result);</text:p>
      <text:p text:style-name="P5"><text:span text:style-name="T12"><text:tab/></text:span><text:span text:style-name="T25">echo </text:span><text:span text:style-name="T12">$data[</text:span><text:span text:style-name="T21">'Data_Venda'</text:span><text:span text:style-name="T12">];</text:span></text:p>
      <text:p text:style-name="P5"><text:span text:style-name="T12"><text:tab/></text:span><text:span text:style-name="T25">echo </text:span><text:span text:style-name="T21">'&lt;/br&gt;'</text:span><text:span text:style-name="T12">;</text:span></text:p>
      <text:p text:style-name="P5"><text:span text:style-name="T12"><text:tab/></text:span><text:span text:style-name="T25">echo </text:span><text:span text:style-name="T12">date(</text:span><text:span text:style-name="T21">"d/m/Y"</text:span><text:span text:style-name="T12">, strtotime($data[</text:span><text:span text:style-name="T21">'Data_Venda'</text:span><text:span text:style-name="T12">]));</text:span></text:p>
      <text:p text:style-name="P31">?&gt;</text:p>
      <text:p text:style-name="P59"/>
      <text:p text:style-name="P61"/>
      <text:p text:style-name="P62">Obter dia, mês e ano separadamente no MySQL</text:p>
      <text:p text:style-name="P26"><text:span text:style-name="T19">&lt;?php</text:span><text:span text:style-name="T12"> </text:span></text:p>
      <text:p text:style-name="P5"><text:span text:style-name="T12"><text:tab/>$query = </text:span><text:span text:style-name="T21">"select Day(Data_Venda) from Venda where Numero_Venda = '69948'"</text:span><text:span text:style-name="T12">;</text:span></text:p>
      <text:p text:style-name="P5"><text:span text:style-name="T12"><text:tab/>$link = mysqli_connect(</text:span><text:span text:style-name="T21">'localhost'</text:span><text:span text:style-name="T12">, </text:span><text:span text:style-name="T21">'root'</text:span><text:span text:style-name="T12">, </text:span><text:span text:style-name="T21">'453231'</text:span><text:span text:style-name="T12">, </text:span><text:span text:style-name="T21">'sc'</text:span><text:span text:style-name="T12">);</text:span></text:p>
      <text:p text:style-name="P5"><text:span text:style-name="T12"><text:tab/>$result = mysqli_query($link, $query) or </text:span><text:span text:style-name="T25">die</text:span><text:span text:style-name="T12">(mysqli_error($link));</text:span></text:p>
      <text:p text:style-name="P27"><text:tab/>$data = mysqli_fetch_array($result);</text:p>
      <text:p text:style-name="P5"><text:span text:style-name="T12"><text:tab/></text:span><text:span text:style-name="T25">echo </text:span><text:span text:style-name="T12">$data[</text:span><text:span text:style-name="T21">'Day(Data_Venda)'</text:span><text:span text:style-name="T12">];</text:span></text:p>
      <text:p text:style-name="P31">?&gt;</text:p>
      <text:p text:style-name="P69">//<text:span text:style-name="T27">Para o mês, subistitua day por month; para o ano, substitua day por year</text:span></text:p>
      <text:p text:style-name="P69"/>
      <text:p text:style-name="P63">Representar boolean no MySQL:</text:p>
      <text:p text:style-name="P70">tinyint(1);</text:p>
      <text:p text:style-name="P70"/>
      <text:p text:style-name="P121"/>
      <text:p text:style-name="P64">Chamar outra página com JavaScript:</text:p>
      <text:p text:style-name="P29">window.self.location.href = <text:span text:style-name="T28">''</text:span>; /*<text:span text:style-name="T29">Usar aspas simples</text:span>*/ </text:p>
      <text:p text:style-name="P71"/>
      <text:p text:style-name="P74"><text:span text:style-name="T6">Somente</text:span> <text:span text:style-name="T6">números</text:span> <text:span text:style-name="T6">JavaScript</text:span></text:p>
      <text:p text:style-name="P72">onkeypress='return SomenteNumero(event)' </text:p>
      <text:p text:style-name="P72"><text:soft-page-break/></text:p>
      <text:p text:style-name="P65">Calcular dias de vencimento</text:p>
      <text:p text:style-name="P14"><text:span text:style-name="T19">&lt;?php</text:span><text:span text:style-name="T12"> </text:span></text:p>
      <text:p text:style-name="P5"><text:span text:style-name="T12"><text:tab/></text:span><text:span text:style-name="T25">for </text:span><text:span text:style-name="T12">($cont = 1; $cont &lt;= 5; $cont++){</text:span></text:p>
      <text:p text:style-name="P5"><text:span text:style-name="T12"><text:tab/><text:tab/>$link = mysqli_connect(</text:span><text:span text:style-name="T21">'localhost'</text:span><text:span text:style-name="T12">, </text:span><text:span text:style-name="T21">'root'</text:span><text:span text:style-name="T12">, </text:span><text:span text:style-name="T21">'453231'</text:span><text:span text:style-name="T12">, </text:span><text:span text:style-name="T21">'sc'</text:span><text:span text:style-name="T12">) or <text:tab/><text:tab/><text:tab/>mysqli_errno($link);</text:span></text:p>
      <text:p text:style-name="P5"><text:span text:style-name="T12"><text:tab/><text:tab/>$query = </text:span><text:span text:style-name="T21">"select ADDDATE(data, "</text:span><text:span text:style-name="T12">.($cont*30).</text:span><text:span text:style-name="T21">") as dataVencimento <text:tab/><text:tab/><text:tab/>from Sessao where numero = 649284"</text:span><text:span text:style-name="T12">;</text:span></text:p>
      <text:p text:style-name="P27"><text:tab/><text:tab/>$result = mysqli_query($link, $query);</text:p>
      <text:p text:style-name="P27"><text:tab/><text:tab/>$info = mysqli_fetch_array($result);</text:p>
      <text:p text:style-name="P5"><text:span text:style-name="T12"><text:tab/><text:tab/></text:span><text:span text:style-name="T25">echo </text:span><text:span text:style-name="T21">"&lt;/br&gt;"</text:span><text:span text:style-name="T12">.$info[</text:span><text:span text:style-name="T21">'dataVencimento'</text:span><text:span text:style-name="T12">];</text:span></text:p>
      <text:p text:style-name="P27"><text:tab/>}</text:p>
      <text:p text:style-name="P31">?&gt;</text:p>
      <text:p text:style-name="P66"/>
      <text:p text:style-name="P67">Coeficiente de Financiamento</text:p>
      <text:p text:style-name="P15"><text:span text:style-name="T13">$cf</text:span><text:span text:style-name="T12"> = $i/(1 - (1/pow(1+$i, $n)));</text:span></text:p>
      <text:p text:style-name="P8"><text:span text:style-name="T12">$parcela = round((1000 * </text:span><text:span text:style-name="T14">$cf</text:span><text:span text:style-name="T12">), 2);</text:span></text:p>
      <text:p text:style-name="P8"/>
      <text:p text:style-name="P28"/>
      <text:p text:style-name="P68">Transformar variavel php em javascript</text:p>
      <text:p text:style-name="P73"><text:span text:style-name="T30">&lt;?php</text:span><text:line-break/><text:span text:style-name="T31"> </text:span><text:span text:style-name="T33">$msg</text:span><text:span text:style-name="T31"> </text:span><text:span text:style-name="T32">= </text:span><text:span text:style-name="T34">'Seja bem-vindo ao site!'</text:span><text:span text:style-name="T32">;</text:span><text:line-break/><text:span text:style-name="T30">?&gt;</text:span><text:line-break/><text:span text:style-name="T35">&lt;html&gt;<text:line-break/> &lt;head&gt;<text:line-break/>  &lt;title&gt;</text:span><text:span text:style-name="T32">Passar Variável PHP para Javascript</text:span><text:span text:style-name="T35">&lt;/title&gt;<text:line-break/> &lt;/head&gt;<text:line-break/> &lt;body&gt;<text:line-break/><text:line-break/>  &lt;script</text:span><text:span text:style-name="T31"> </text:span><text:span text:style-name="T36">type</text:span><text:span text:style-name="T32">=</text:span><text:span text:style-name="T38">"text/javascript"</text:span><text:span text:style-name="T35">&gt;</text:span><text:line-break/><text:span text:style-name="T31">   </text:span><text:span text:style-name="T36">var</text:span><text:span text:style-name="T31"> </text:span><text:span text:style-name="T32">mensagem = </text:span><text:span text:style-name="T38">"</text:span><text:span text:style-name="T30">&lt;?php</text:span><text:span text:style-name="T31"> </text:span><text:span text:style-name="T38">echo</text:span><text:span text:style-name="T31"> </text:span><text:span text:style-name="T33">$msg</text:span><text:span text:style-name="T32">;</text:span><text:span text:style-name="T30">?&gt;</text:span><text:span text:style-name="T32">";</text:span><text:line-break/><text:span text:style-name="T31">   </text:span><text:span text:style-name="T32">alert(mensagem);</text:span><text:line-break/><text:span text:style-name="T31">  </text:span><text:span text:style-name="T35">&lt;/script&gt;<text:line-break/><text:line-break/> &lt;/body&gt;<text:line-break/>&lt;/html&gt;</text:span></text:p>
      <text:p text:style-name="P75"/>
      <text:p text:style-name="P81">Fução Ajax<text:tab/></text:p>
      <text:p text:style-name="P76"><text:tab/><text:tab/><text:tab/><text:tab/><text:tab/><text:tab/><text:tab/> <text:s text:c="23"/>//value do input<text:tab/></text:p>
      <text:p text:style-name="P33"><text:span text:style-name="T37">onkeyup</text:span><text:span text:style-name="T39">=</text:span><text:span text:style-name="T41">"funcao_ajax(resposta, 'arquivoQueResponde.php', value)"</text:span></text:p>
      <text:p text:style-name="P76"/>
      <text:p text:style-name="P76"/>
      <text:p text:style-name="P96">JavaScript para PHP</text:p>
      <text:p text:style-name="P76"/>
      <text:p text:style-name="P95"><text:span text:style-name="T60">&lt;html&gt;<text:line-break/>&lt;head&gt;<text:line-break/> &lt;title&gt;</text:span><text:span text:style-name="T65">Passar Variável Javascript para PHP</text:span><text:span text:style-name="T60">&lt;/title&gt;<text:line-break/> &lt;script </text:span><text:span text:style-name="T66">type</text:span><text:span text:style-name="T65">=</text:span><text:span text:style-name="T70">"text/javascript"</text:span><text:span text:style-name="T60">&gt;</text:span><text:line-break/><text:span text:style-name="T64">  </text:span><text:span text:style-name="T67">var</text:span><text:span text:style-name="T66"> </text:span><text:span text:style-name="T65">variaveljs = </text:span><text:span text:style-name="T70">'Mauricio Programador'</text:span><text:span text:style-name="T65">; </text:span><text:line-break/><text:soft-page-break/><text:span text:style-name="T64"> </text:span><text:span text:style-name="T60">&lt;/script&gt;<text:line-break/>&lt;/head&gt;<text:line-break/>&lt;body&gt;</text:span><text:line-break/><text:span text:style-name="T64"> </text:span><text:span text:style-name="T20">&lt;?php </text:span><text:line-break/><text:span text:style-name="T64">  </text:span><text:span text:style-name="T71">$variavelphp</text:span><text:span text:style-name="T64"> </text:span><text:span text:style-name="T65">= </text:span><text:span text:style-name="T72">"&lt;script&gt;document.write(variaveljs)&lt;/script&gt;"</text:span><text:span text:style-name="T65">;</text:span><text:line-break/><text:span text:style-name="T64">  </text:span><text:span text:style-name="T70">echo</text:span><text:span text:style-name="T64"> </text:span><text:span text:style-name="T72">"Olá </text:span><text:span text:style-name="T71">$variavelphp</text:span><text:span text:style-name="T72">"</text:span><text:span text:style-name="T65">;</text:span><text:line-break/><text:span text:style-name="T64"> </text:span><text:span text:style-name="T20">?&gt;</text:span><text:line-break/><text:span text:style-name="T60">&lt;/body&gt;<text:line-break/>&lt;/html&gt;</text:span></text:p>
      <text:p text:style-name="P105">Remover Tudo que não seja Número Javascript</text:p>
      <text:p text:style-name="P118">&lt;script type="text/javascript"&gt;</text:p>
      <text:p text:style-name="P119">var str = 'capa1';</text:p>
      <text:p text:style-name="P119">alert( str.replace(/[^\d]+/g,'') )</text:p>
      <text:p text:style-name="P119">&lt;/script&gt;</text:p>
      <text:p text:style-name="P106">MySQL auto increment</text:p>
      <text:p text:style-name="P107"><text:span text:style-name="T85">CREATE TABLE xxxx ( </text:span><text:line-break/><text:span text:style-name="T85">id INT NOT NULL AUTO_INCREMENT, </text:span><text:line-break/><text:span text:style-name="T85">.... </text:span><text:line-break/><text:span text:style-name="T85">PRIMARY KEY (id) </text:span><text:line-break/><text:span text:style-name="T85">);</text:span></text:p>
      <text:p text:style-name="P97">substituição de textos</text:p>
      <text:p text:style-name="P42">&lt;?php</text:p>
      <text:p text:style-name="P5"><text:span text:style-name="T25">echo </text:span><text:span text:style-name="T12">str_replace (</text:span><text:span text:style-name="T21">","</text:span><text:span text:style-name="T12">, </text:span><text:span text:style-name="T21">"."</text:span><text:span text:style-name="T12">, </text:span><text:span text:style-name="T21">"98,32" </text:span><text:span text:style-name="T12">);</text:span></text:p>
      <text:p text:style-name="P31">?&gt;</text:p>
      <text:p text:style-name="P102"/>
      <text:p text:style-name="P102"/>
      <text:p text:style-name="P102"/>
      <text:p text:style-name="P102"/>
      <text:p text:style-name="P102"/>
      <text:p text:style-name="P103">JavaScript Teclas de Atalho</text:p>
      <text:p text:style-name="P104"><text:span text:style-name="T62">&lt;</text:span><text:span text:style-name="T82">script</text:span><text:span text:style-name="T52"> </text:span><text:span text:style-name="T68">type</text:span><text:span text:style-name="T40">=</text:span><text:span text:style-name="T42">'text/javascript'</text:span><text:span text:style-name="T62">&gt;</text:span></text:p>
      <text:p text:style-name="P5"><text:span text:style-name="T12">document.onkeydown = </text:span><text:span text:style-name="T25">function</text:span><text:span text:style-name="T12">(e){</text:span></text:p>
      <text:p text:style-name="P5"><text:span text:style-name="T25">var</text:span><text:span text:style-name="T12"> keychar;</text:span></text:p>
      <text:p text:style-name="P46"/>
      <text:p text:style-name="P49">// Internet Explorer</text:p>
      <text:p text:style-name="P5"><text:span text:style-name="T25">try</text:span><text:span text:style-name="T12"> {</text:span></text:p>
      <text:p text:style-name="P27"><text:tab/><text:tab/>keychar = String.fromCharCode(event.keyCode);</text:p>
      <text:p text:style-name="P27"><text:tab/><text:tab/>e = event;</text:p>
      <text:p text:style-name="P27"><text:tab/>}</text:p>
      <text:p text:style-name="P27"><text:tab/></text:p>
      <text:p text:style-name="P5"><text:span text:style-name="T12"><text:tab/></text:span><text:span text:style-name="T84">// Firefox, Opera, Chrome, etc...</text:span></text:p>
      <text:p text:style-name="P5"><text:span text:style-name="T12"><text:tab/></text:span><text:span text:style-name="T25">catch</text:span><text:span text:style-name="T12">(err) {</text:span></text:p>
      <text:p text:style-name="P27"><text:tab/><text:tab/>keychar = String.fromCharCode(e.keyCode);</text:p>
      <text:p text:style-name="P27"><text:tab/>}</text:p>
      <text:p text:style-name="P27"><text:tab/></text:p>
      <text:p text:style-name="P5"><text:span text:style-name="T12"><text:tab/></text:span><text:span text:style-name="T25">if</text:span><text:span text:style-name="T12"> (e.ctrlKey &amp;&amp; keychar == </text:span><text:span text:style-name="T44">'A'</text:span><text:span text:style-name="T12">) {</text:span></text:p>
      <text:p text:style-name="P5"><text:span text:style-name="T12"><text:tab/><text:tab/></text:span><text:span text:style-name="T84">// Coloque seu código aqui</text:span></text:p>
      <text:p text:style-name="P5"><text:span text:style-name="T12"><text:tab/><text:tab/>alert(</text:span><text:span text:style-name="T44">'Você digitou CTRL + A'</text:span><text:span text:style-name="T12">);</text:span></text:p>
      <text:p text:style-name="P5"><text:span text:style-name="T12"><text:tab/><text:tab/></text:span><text:span text:style-name="T25">return</text:span><text:span text:style-name="T12"> </text:span><text:span text:style-name="T25">false</text:span><text:span text:style-name="T12">;</text:span></text:p>
      <text:p text:style-name="P27"><text:soft-page-break/><text:tab/>}</text:p>
      <text:p text:style-name="P5"><text:span text:style-name="T12"><text:tab/><text:tab/></text:span><text:span text:style-name="T25">if</text:span><text:span text:style-name="T12"> (e.ctrlKey &amp;&amp; keychar == </text:span><text:span text:style-name="T44">'B'</text:span><text:span text:style-name="T12">) {</text:span></text:p>
      <text:p text:style-name="P5"><text:span text:style-name="T12"><text:tab/><text:tab/></text:span><text:span text:style-name="T84">// Coloque seu código aqui</text:span></text:p>
      <text:p text:style-name="P5"><text:span text:style-name="T12"><text:tab/><text:tab/>alert(</text:span><text:span text:style-name="T44">'Você digitou CTRL + B'</text:span><text:span text:style-name="T12">);</text:span></text:p>
      <text:p text:style-name="P5"><text:span text:style-name="T12"><text:tab/><text:tab/></text:span><text:span text:style-name="T25">return</text:span><text:span text:style-name="T12"> </text:span><text:span text:style-name="T25">false</text:span><text:span text:style-name="T12">;</text:span></text:p>
      <text:p text:style-name="P27"><text:tab/>}</text:p>
      <text:p text:style-name="P27">}</text:p>
      <text:p text:style-name="P5"><text:span text:style-name="T61">&lt;/</text:span><text:span text:style-name="T81">script</text:span><text:span text:style-name="T61">&gt;</text:span></text:p>
      <text:p text:style-name="P99"/>
      <text:p text:style-name="P99"/>
      <text:p text:style-name="P99">Criando PDO</text:p>
      <text:p text:style-name="P43">&lt;?php</text:p>
      <text:p text:style-name="P5"><text:span text:style-name="T25">class </text:span><text:span text:style-name="T12">Conexao {</text:span></text:p>
      <text:p text:style-name="P5"><text:span text:style-name="T12"><text:tab/></text:span><text:span text:style-name="T25">private static </text:span><text:span text:style-name="T23">$instance</text:span><text:span text:style-name="T12">;</text:span></text:p>
      <text:p text:style-name="P5"><text:span text:style-name="T12"><text:tab/></text:span><text:span text:style-name="T25">private function </text:span><text:span text:style-name="T12">__construct() {</text:span></text:p>
      <text:p text:style-name="P5"><text:span text:style-name="T12"><text:tab/><text:tab/></text:span><text:span text:style-name="T73">//</text:span></text:p>
      <text:p text:style-name="P27"><text:tab/>}</text:p>
      <text:p text:style-name="P5"><text:span text:style-name="T12"><text:tab/></text:span><text:span text:style-name="T25">public static function </text:span><text:span text:style-name="T16">getInstance</text:span><text:span text:style-name="T12">() {</text:span></text:p>
      <text:p text:style-name="P5"><text:span text:style-name="T12"><text:tab/><text:tab/></text:span><text:span text:style-name="T25">if </text:span><text:span text:style-name="T12">(! </text:span><text:span text:style-name="T25">isset </text:span><text:span text:style-name="T12">( </text:span><text:span text:style-name="T25">self</text:span><text:span text:style-name="T12">::</text:span><text:span text:style-name="T23">$instance</text:span><text:span text:style-name="T12"> )) {</text:span></text:p>
      <text:p text:style-name="P5"><text:span text:style-name="T12"><text:tab/><text:tab/><text:tab/></text:span><text:span text:style-name="T25">self</text:span><text:span text:style-name="T12">::</text:span><text:span text:style-name="T23">$instance</text:span><text:span text:style-name="T12"> = </text:span><text:span text:style-name="T25">new </text:span><text:span text:style-name="T12">PDO ( <text:tab/><text:tab/><text:tab/><text:tab/><text:tab/><text:tab/> <text:s text:c="2"/></text:span><text:span text:style-name="T21">'mysql:host=localhost;dbname=sistema_comercial'</text:span><text:span text:style-name="T12">, </text:span><text:span text:style-name="T21">'root'</text:span><text:span text:style-name="T12">, </text:span><text:span text:style-name="T21">'453231'</text:span><text:span text:style-name="T12">, </text:span><text:span text:style-name="T25">array </text:span><text:span text:style-name="T12">(</text:span></text:p>
      <text:p text:style-name="P5"><text:span text:style-name="T12"><text:tab/><text:tab/><text:tab/><text:tab/><text:tab/>PDO::</text:span><text:span text:style-name="T23">MYSQL_ATTR_INIT_COMMAND</text:span><text:span text:style-name="T12"> =&gt; </text:span><text:span text:style-name="T21">"SET NAMES utf8" </text:span></text:p>
      <text:p text:style-name="P5"><text:span text:style-name="T21"><text:tab/><text:tab/><text:tab/></text:span><text:span text:style-name="T12">) );</text:span></text:p>
      <text:p text:style-name="P5"><text:span text:style-name="T12"><text:tab/><text:tab/><text:tab/></text:span><text:span text:style-name="T25">self</text:span><text:span text:style-name="T12">::</text:span><text:span text:style-name="T23">$instance</text:span><text:span text:style-name="T12">-&gt;setAttribute ( PDO::</text:span><text:span text:style-name="T23">ATTR_ERRMODE</text:span><text:span text:style-name="T12">, <text:tab/>PDO::</text:span><text:span text:style-name="T23">ERRMODE_EXCEPTION</text:span><text:span text:style-name="T12"> );</text:span></text:p>
      <text:p text:style-name="P5"><text:span text:style-name="T12"><text:tab/><text:tab/><text:tab/></text:span><text:span text:style-name="T25">self</text:span><text:span text:style-name="T12">::</text:span><text:span text:style-name="T23">$instance</text:span><text:span text:style-name="T12">-&gt;setAttribute ( PDO::</text:span><text:span text:style-name="T23">ATTR_ORACLE_NULLS</text:span><text:span text:style-name="T12">, <text:tab/>PDO::</text:span><text:span text:style-name="T23">NULL_EMPTY_STRING</text:span><text:span text:style-name="T12"> );</text:span></text:p>
      <text:p text:style-name="P27"><text:tab/><text:tab/>}</text:p>
      <text:p text:style-name="P27"><text:tab/><text:tab/></text:p>
      <text:p text:style-name="P5"><text:span text:style-name="T12"><text:tab/><text:tab/></text:span><text:span text:style-name="T25">return self</text:span><text:span text:style-name="T12">::</text:span><text:span text:style-name="T23">$instance</text:span><text:span text:style-name="T12">;</text:span></text:p>
      <text:p text:style-name="P27"><text:tab/>}</text:p>
      <text:p text:style-name="P27">}</text:p>
      <text:p text:style-name="P46"/>
      <text:p text:style-name="P88"/>
      <text:p text:style-name="P100"><text:span text:style-name="T74">Usando</text:span> PDO</text:p>
      <text:p text:style-name="P48">// inserir dados na tabela</text:p>
      <text:p text:style-name="P5"><text:span text:style-name="T25">try </text:span><text:span text:style-name="T12">{</text:span></text:p>
      <text:p text:style-name="P5"><text:span text:style-name="T12"><text:tab/>$pdo = Conexao::</text:span><text:span text:style-name="T16">getInstance</text:span><text:span text:style-name="T12"> ();</text:span></text:p>
      <text:p text:style-name="P5"><text:span text:style-name="T12"><text:tab/>$stmt = $pdo-&gt;prepare ( </text:span><text:span text:style-name="T21">"insert into Cliente values(:codigo, :nome, :profissao, :estado_civil, :cpf, :data_nascimento, :rg, :telefone, :email, :endereco, :bairro, :cidade, :cep, :dia_vencimento)" </text:span><text:span text:style-name="T12">);</text:span></text:p>
      <text:p text:style-name="P5"><text:span text:style-name="T12"><text:tab/>$stmt-&gt;execute ( </text:span><text:span text:style-name="T25">array </text:span><text:span text:style-name="T12">(</text:span></text:p>
      <text:p text:style-name="P5"><text:span text:style-name="T12"><text:tab/><text:tab/><text:tab/></text:span><text:span text:style-name="T21">':codigo' </text:span><text:span text:style-name="T12">=&gt; </text:span><text:span text:style-name="T21">'88954555'</text:span><text:span text:style-name="T12">,</text:span></text:p>
      <text:p text:style-name="P5"><text:span text:style-name="T12"><text:tab/><text:tab/><text:tab/></text:span><text:span text:style-name="T21">':nome' </text:span><text:span text:style-name="T12">=&gt; </text:span><text:span text:style-name="T21">'Ana Maria Dos Santos'</text:span><text:span text:style-name="T12">,</text:span></text:p>
      <text:p text:style-name="P5"><text:span text:style-name="T12"><text:tab/><text:tab/><text:tab/></text:span><text:span text:style-name="T21">':profissao' </text:span><text:span text:style-name="T12">=&gt; </text:span><text:span text:style-name="T21">'Dona de Casa'</text:span><text:span text:style-name="T12">,</text:span></text:p>
      <text:p text:style-name="P5"><text:span text:style-name="T12"><text:tab/><text:tab/><text:tab/></text:span><text:span text:style-name="T21">':estado_civil' </text:span><text:span text:style-name="T12">=&gt; </text:span><text:span text:style-name="T21">'Casada(a)'</text:span><text:span text:style-name="T12">,</text:span></text:p>
      <text:p text:style-name="P5"><text:span text:style-name="T12"><text:tab/><text:tab/><text:tab/></text:span><text:span text:style-name="T21">':cpf' </text:span><text:span text:style-name="T12">=&gt; </text:span><text:span text:style-name="T21">'78451232698'</text:span><text:span text:style-name="T12">,</text:span></text:p>
      <text:p text:style-name="P5"><text:span text:style-name="T12"><text:tab/><text:tab/><text:tab/></text:span><text:span text:style-name="T21">':data_nascimento' </text:span><text:span text:style-name="T12">=&gt; </text:span><text:span text:style-name="T21">'1988-05-11'</text:span><text:span text:style-name="T12">,</text:span></text:p>
      <text:p text:style-name="P5"><text:span text:style-name="T12"><text:tab/><text:tab/><text:tab/></text:span><text:span text:style-name="T21">':rg' </text:span><text:span text:style-name="T12">=&gt; </text:span><text:span text:style-name="T21">'17885432569'</text:span><text:span text:style-name="T12">,</text:span></text:p>
      <text:p text:style-name="P5"><text:span text:style-name="T12"><text:tab/><text:tab/><text:tab/></text:span><text:span text:style-name="T21">':telefone' </text:span><text:span text:style-name="T12">=&gt; </text:span><text:span text:style-name="T21">'85987412365'</text:span><text:span text:style-name="T12">,</text:span></text:p>
      <text:p text:style-name="P5"><text:span text:style-name="T12"><text:tab/><text:tab/><text:tab/></text:span><text:span text:style-name="T21">':email' </text:span><text:span text:style-name="T12">=&gt; </text:span><text:span text:style-name="T21">'am@email'</text:span><text:span text:style-name="T12">,</text:span></text:p>
      <text:p text:style-name="P5"><text:span text:style-name="T12"><text:tab/><text:tab/><text:tab/></text:span><text:span text:style-name="T21">':endereco' </text:span><text:span text:style-name="T12">=&gt; </text:span><text:span text:style-name="T21">'Rua Antunes Volente, 88945'</text:span><text:span text:style-name="T12">,</text:span></text:p>
      <text:p text:style-name="P5"><text:span text:style-name="T12"><text:tab/><text:tab/><text:tab/></text:span><text:span text:style-name="T21">':bairro' </text:span><text:span text:style-name="T12">=&gt; </text:span><text:span text:style-name="T21">'Moureles'</text:span><text:span text:style-name="T12">,</text:span></text:p>
      <text:p text:style-name="P5"><text:span text:style-name="T12"><text:tab/><text:tab/><text:tab/></text:span><text:span text:style-name="T21">':cidade' </text:span><text:span text:style-name="T12">=&gt; </text:span><text:span text:style-name="T21">'Fortaleza'</text:span><text:span text:style-name="T12">,</text:span></text:p>
      <text:p text:style-name="P5"><text:span text:style-name="T12"><text:tab/><text:tab/><text:tab/></text:span><text:span text:style-name="T21">':cep' </text:span><text:span text:style-name="T12">=&gt; </text:span><text:span text:style-name="T21">'61995000'</text:span><text:span text:style-name="T12">,</text:span></text:p>
      <text:p text:style-name="P5"><text:span text:style-name="T12"><text:tab/><text:tab/><text:tab/></text:span><text:span text:style-name="T21">':dia_vencimento' </text:span><text:span text:style-name="T12">=&gt; </text:span><text:span text:style-name="T21">'5' </text:span></text:p>
      <text:p text:style-name="P5"><text:span text:style-name="T21"><text:tab/></text:span><text:span text:style-name="T12">) );</text:span></text:p>
      <text:p text:style-name="P5"><text:span text:style-name="T12">} </text:span><text:span text:style-name="T25">catch </text:span><text:span text:style-name="T12">( PDOException $e ) {</text:span></text:p>
      <text:p text:style-name="P5"><text:soft-page-break/><text:span text:style-name="T12"><text:tab/></text:span><text:span text:style-name="T25">echo </text:span><text:span text:style-name="T21">'Erro: ' </text:span><text:span text:style-name="T12">. $e-&gt;getMessage ();</text:span></text:p>
      <text:p text:style-name="P5"><text:span text:style-name="T12">} </text:span><text:span text:style-name="T25">finally </text:span><text:span text:style-name="T12">{</text:span></text:p>
      <text:p text:style-name="P5"><text:span text:style-name="T12"><text:tab/></text:span><text:span text:style-name="T25">echo </text:span><text:span text:style-name="T21">"&lt;/br&gt;Linhas afetadas: " </text:span><text:span text:style-name="T12">. $stmt-&gt;rowCount();</text:span></text:p>
      <text:p text:style-name="P27">}</text:p>
      <text:p text:style-name="P27"/>
      <text:p text:style-name="P48"/>
      <text:p text:style-name="P48">// atualizar dados da tabela</text:p>
      <text:p text:style-name="P5"><text:span text:style-name="T25">try </text:span><text:span text:style-name="T12">{</text:span></text:p>
      <text:p text:style-name="P5"><text:span text:style-name="T12"><text:tab/>$pdo = Conexao::</text:span><text:span text:style-name="T16">getInstance</text:span><text:span text:style-name="T12"> ();</text:span></text:p>
      <text:p text:style-name="P5"><text:span text:style-name="T12"><text:tab/>$stmt = $pdo-&gt;prepare ( </text:span><text:span text:style-name="T21">"update Cliente set profissao = :profissao where codigo = :codigo" </text:span><text:span text:style-name="T12">);</text:span></text:p>
      <text:p text:style-name="P5"><text:span text:style-name="T12"><text:tab/>$stmt-&gt;execute ( </text:span><text:span text:style-name="T25">array </text:span><text:span text:style-name="T12">(</text:span></text:p>
      <text:p text:style-name="P5"><text:span text:style-name="T12"><text:tab/><text:tab/><text:tab/></text:span><text:span text:style-name="T21">':profissao' </text:span><text:span text:style-name="T12">=&gt; </text:span><text:span text:style-name="T21">'Massagista'</text:span><text:span text:style-name="T12">,</text:span></text:p>
      <text:p text:style-name="P5"><text:span text:style-name="T12"><text:tab/><text:tab/><text:tab/></text:span><text:span text:style-name="T21">':codigo' </text:span><text:span text:style-name="T12">=&gt; </text:span><text:span text:style-name="T21">'7415896' </text:span></text:p>
      <text:p text:style-name="P5"><text:span text:style-name="T21"><text:tab/></text:span><text:span text:style-name="T12">) );</text:span></text:p>
      <text:p text:style-name="P5"><text:span text:style-name="T12">} </text:span><text:span text:style-name="T25">catch </text:span><text:span text:style-name="T12">( PDOException $e ) {</text:span></text:p>
      <text:p text:style-name="P5"><text:span text:style-name="T12"><text:tab/></text:span><text:span text:style-name="T25">echo </text:span><text:span text:style-name="T21">"Erro: " </text:span><text:span text:style-name="T12">. $e-&gt;getMessage ();</text:span></text:p>
      <text:p text:style-name="P5"><text:span text:style-name="T12">} </text:span><text:span text:style-name="T25">finally </text:span><text:span text:style-name="T12">{</text:span></text:p>
      <text:p text:style-name="P5"><text:span text:style-name="T12"><text:tab/></text:span><text:span text:style-name="T25">echo </text:span><text:span text:style-name="T21">"&lt;/br&gt;Update. Affecteds Lines : " </text:span><text:span text:style-name="T12">. $stmt-&gt;rowCount();</text:span></text:p>
      <text:p text:style-name="P27">}</text:p>
      <text:p text:style-name="P48"/>
      <text:p text:style-name="P46"/>
      <text:p text:style-name="P48">// deletar</text:p>
      <text:p text:style-name="P5"><text:span text:style-name="T25">try </text:span><text:span text:style-name="T12">{</text:span></text:p>
      <text:p text:style-name="P5"><text:span text:style-name="T12"><text:tab/>$pdo = Conexao::</text:span><text:span text:style-name="T16">getInstance</text:span><text:span text:style-name="T12"> ();</text:span></text:p>
      <text:p text:style-name="P5"><text:span text:style-name="T12"><text:tab/><text:tab/>$stmt = $pdo-&gt;prepare ( </text:span><text:span text:style-name="T21">"delete from Cliente where codigo = :codigo" </text:span><text:span text:style-name="T12">);</text:span></text:p>
      <text:p text:style-name="P5"><text:span text:style-name="T12"><text:tab/>$stmt-&gt;execute ( </text:span><text:span text:style-name="T25">array </text:span><text:span text:style-name="T12">(</text:span></text:p>
      <text:p text:style-name="P5"><text:span text:style-name="T12"><text:tab/><text:tab/><text:tab/></text:span><text:span text:style-name="T21">':codigo' </text:span><text:span text:style-name="T12">=&gt; </text:span><text:span text:style-name="T21">'7415896' </text:span></text:p>
      <text:p text:style-name="P5"><text:span text:style-name="T21"><text:tab/></text:span><text:span text:style-name="T12">) );</text:span></text:p>
      <text:p text:style-name="P5"><text:span text:style-name="T12">} </text:span><text:span text:style-name="T25">catch </text:span><text:span text:style-name="T12">( PDOException $e ) {</text:span></text:p>
      <text:p text:style-name="P5"><text:span text:style-name="T12"><text:tab/></text:span><text:span text:style-name="T25">echo </text:span><text:span text:style-name="T12">$e-&gt;getMessage ();</text:span></text:p>
      <text:p text:style-name="P5"><text:span text:style-name="T12">} </text:span><text:span text:style-name="T25">finally </text:span><text:span text:style-name="T12">{</text:span></text:p>
      <text:p text:style-name="P5"><text:span text:style-name="T12"><text:tab/></text:span><text:span text:style-name="T25">echo </text:span><text:span text:style-name="T21">"&lt;/br&gt;&lt;/br&gt;Linhas afetadas: "</text:span><text:span text:style-name="T12">.$stmt-&gt;rowCount();</text:span></text:p>
      <text:p text:style-name="P27">}</text:p>
      <text:p text:style-name="P48"/>
      <text:p text:style-name="P46"/>
      <text:p text:style-name="P48">// consultando banco</text:p>
      <text:p text:style-name="P5"><text:span text:style-name="T25">try </text:span><text:span text:style-name="T12">{</text:span></text:p>
      <text:p text:style-name="P5"><text:span text:style-name="T12"><text:tab/>$pdo = Conexao::</text:span><text:span text:style-name="T16">getInstance</text:span><text:span text:style-name="T12"> ();</text:span></text:p>
      <text:p text:style-name="P5"><text:span text:style-name="T12"><text:tab/>$consulta = $pdo-&gt;query ( </text:span><text:span text:style-name="T21">"select codigo, nome from Cliente" </text:span><text:span text:style-name="T12">);</text:span></text:p>
      <text:p text:style-name="P5"><text:span text:style-name="T12"><text:tab/></text:span><text:span text:style-name="T25">while </text:span><text:span text:style-name="T12">( $info = $consulta-&gt;fetch ( PDO::</text:span><text:span text:style-name="T24">FETCH_ASSOC</text:span><text:span text:style-name="T12"> ) ) {</text:span></text:p>
      <text:p text:style-name="P5"><text:span text:style-name="T12"><text:tab/><text:tab/></text:span><text:span text:style-name="T25">echo </text:span><text:span text:style-name="T21">"Código = </text:span><text:span text:style-name="T12">{$info[</text:span><text:span text:style-name="T21">'codigo'</text:span><text:span text:style-name="T12">]}</text:span><text:span text:style-name="T21"> / Nome: </text:span><text:span text:style-name="T12">{$info[</text:span><text:span text:style-name="T21">'nome'</text:span><text:span text:style-name="T12">]}</text:span><text:span text:style-name="T21">&lt;/br&gt;"</text:span><text:span text:style-name="T12">;</text:span></text:p>
      <text:p text:style-name="P27"><text:tab/>}</text:p>
      <text:p text:style-name="P5"><text:span text:style-name="T12">} </text:span><text:span text:style-name="T25">catch </text:span><text:span text:style-name="T12">( PDOException $e ) {</text:span></text:p>
      <text:p text:style-name="P5"><text:span text:style-name="T12"><text:tab/></text:span><text:span text:style-name="T25">echo </text:span><text:span text:style-name="T12">$e-&gt;getMessage ();</text:span></text:p>
      <text:p text:style-name="P5"><text:span text:style-name="T12">} </text:span><text:span text:style-name="T25">finally </text:span><text:span text:style-name="T12">{</text:span></text:p>
      <text:p text:style-name="P9"><text:span text:style-name="T12"><text:tab/></text:span><text:span text:style-name="T25">echo </text:span><text:span text:style-name="T21">"&lt;/br&gt;&lt;/br&gt;Linhas afetadas: " </text:span><text:span text:style-name="T12">. $consulta-&gt;rowCount();</text:span></text:p>
      <text:p text:style-name="P27">}</text:p>
      <text:p text:style-name="P48"/>
      <text:p text:style-name="P98"/>
      <text:p text:style-name="P101">TECLAS DE ATALHO</text:p>
      <text:p text:style-name="P101"/>
      <text:p text:style-name="P117">&lt;script&gt;</text:p>
      <text:p text:style-name="P120"><text:span text:style-name="T17">shortcut</text:span><text:span text:style-name="T76">.</text:span><text:span text:style-name="T17">add</text:span><text:span text:style-name="T76">(</text:span><text:span text:style-name="T78">"Right"</text:span><text:span text:style-name="T76">,</text:span><text:span text:style-name="T75">function</text:span><text:span text:style-name="T76">()</text:span><text:span text:style-name="T17"> </text:span></text:p>
      <text:list xml:id="list3308289590" text:style-name="L1">
        <text:list-header>
          <text:p text:style-name="P130">{</text:p>
          <text:p text:style-name="P131"><text:span text:style-name="T17">alert</text:span><text:span text:style-name="T76">(</text:span><text:span text:style-name="T78">"Foi pressionado a seta para a direita!"</text:span><text:span text:style-name="T76">);</text:span></text:p>
          <text:p text:style-name="P130">});</text:p>
          <text:p text:style-name="P132"><text:span text:style-name="T18">shortcut</text:span><text:span text:style-name="T77">.</text:span><text:span text:style-name="T18">add</text:span><text:span text:style-name="T77">(</text:span><text:span text:style-name="T79">"CTRL+X"</text:span><text:span text:style-name="T77">,</text:span><text:span text:style-name="T80">function</text:span><text:span text:style-name="T77">()</text:span><text:span text:style-name="T18"> </text:span></text:p>
          <text:p text:style-name="P130"><text:soft-page-break/>{</text:p>
          <text:p text:style-name="P131"><text:span text:style-name="T17">alert</text:span><text:span text:style-name="T76">(</text:span><text:span text:style-name="T78">"Foi pressionado a sequencia de teclas CTRL+X!"</text:span><text:span text:style-name="T76">);</text:span></text:p>
          <text:p text:style-name="P130">});</text:p>
          <text:p text:style-name="P133">&lt;/script&gt;</text:p>
        </text:list-header>
      </text:list>
      <text:p text:style-name="P117"/>
      <text:p text:style-name="P109"/>
      <text:p text:style-name="P89"><text:span text:style-name="T10">E</text:span><text:span text:style-name="T9">ntrar Como Administrador no modo gráfico</text:span></text:p>
      <text:p text:style-name="P110">//<text:span text:style-name="T59">o programa gksu precisa ser instalado antes</text:span></text:p>
      <text:p text:style-name="P89"><text:span text:style-name="T58">#gksu nome_programa </text:span><text:span text:style-name="T47">//nautilos é o gerenciador de arquivos e pastas</text:span></text:p>
      <text:p text:style-name="P94"/>
      <text:p text:style-name="P93"><text:span text:style-name="T57">begin </text:span>Codeigniter</text:p>
      <text:p text:style-name="P80">ler controllers</text:p>
      <text:p text:style-name="P77">atravéz da url: </text:p>
      <text:p text:style-name="P78">exemplo:</text:p>
      <text:p text:style-name="P82">host/raiz/index.php/Controller/function?var1=variavel1&amp;var2=variavel2</text:p>
      <text:p text:style-name="P79">ler view: </text:p>
      <text:p text:style-name="P83">$this→load→view('nome_view', $array_dados); //$array_dados opcional</text:p>
      <text:p text:style-name="P90">ler modelos:</text:p>
      <text:p text:style-name="P83">$this→load→<text:span text:style-name="T45">model('nome_modelo', 'alias'); </text:span><text:span text:style-name="T49">// alias opcional</text:span></text:p>
      <text:p text:style-name="P84"><text:span text:style-name="T49">/*</text:span><text:span text:style-name="T50">depois de ler um model dentro de um controller, pode usá-lo normalmente como uma classe qualquer</text:span><text:span text:style-name="T49">*/</text:span></text:p>
      <text:p text:style-name="P91">executar query com retorno de dados:</text:p>
      <text:p text:style-name="P85">$this-&gt;db-&gt;query($query);</text:p>
      <text:p text:style-name="P91">executar query sem retorno de dados:</text:p>
      <text:p text:style-name="P85">$this-&gt;db-&gt;simple_query($query);</text:p>
      <text:p text:style-name="P92">verificar linhas afetadas:</text:p>
      <text:p text:style-name="P86">$this→db→affectds_rows();<text:span text:style-name="T46"> </text:span><text:span text:style-name="T48">//logicamente, depois da execução de uma query</text:span></text:p>
      <text:p text:style-name="P108"><text:span text:style-name="T46">P</text:span>ara ler css, js e imgs, escreva isso no .htacces da pasta aplication</text:p>
      <text:p text:style-name="P41"><text:span text:style-name="T53">RewriteCond %</text:span><text:span text:style-name="T51">{REQUEST_FILENAME} !-d</text:span></text:p>
      <text:p text:style-name="P45">RewriteCond %{REQUEST_FILENAME} !-f</text:p>
      <text:p text:style-name="P45">RewriteRule ^(.*)$ index.php?url=$1 [QSA,L]</text:p>
      <text:p text:style-name="P47">Pra trabalhar com bd:</text:p>
      <text:p text:style-name="P40"><text:span text:style-name="T15">$autoload[</text:span><text:span text:style-name="T22">'libraries'</text:span><text:span text:style-name="T15">] = </text:span><text:span text:style-name="T26">array</text:span><text:span text:style-name="T15">(</text:span><text:span text:style-name="T22">'database'</text:span><text:span text:style-name="T15">);</text:span></text:p>
      <text:p text:style-name="P47">Escolhendo o controller principal</text:p>
      <text:p text:style-name="P41"><text:span text:style-name="T54">$route[</text:span><text:span text:style-name="T22">'default_controller'</text:span><text:span text:style-name="T55">] = </text:span><text:span text:style-name="T22">'Blog'</text:span><text:span text:style-name="T55">;//no arquivo </text:span><text:span text:style-name="T56">aplication/config/</text:span><text:span text:style-name="T55">routs.php</text:span></text:p>
      <text:p text:style-name="P87"><text:span text:style-name="T11">End</text:span><text:span text:style-name="T47"> </text:span><text:span text:style-name="T10">Codeigniter</text:span></text:p>
      <text:p text:style-name="P111"/>
      <text:p text:style-name="P112">PYTHON</text:p>
      <text:p text:style-name="P112">//criando um servidor</text:p>
      <text:p text:style-name="P122"><text:span text:style-name="T88">$ </text:span>cd meu_diretorio</text:p>
      <text:p text:style-name="P125"><text:span text:style-name="T88">$</text:span> python -m SimpleHTTPServer</text:p>
      <text:p text:style-name="P112"><text:soft-page-break/></text:p>
      <text:p text:style-name="P112"/>
      <text:p text:style-name="P115">Segurança</text:p>
      <text:p text:style-name="P124"><text:bookmark text:name="a2af"/><text:span text:style-name="Strong_20_Emphasis">1. Shred</text:span></text:p>
      <text:p text:style-name="Text_20_body"><text:bookmark text:name="6930"/>O comando shred sobrescreve o arquivo repetidamente antes de apagá-lo, o que impossibilita que o conteúdo original seja recuperado mesmo quando o arquivo é restaurado.</text:p>
      <text:section text:style-name="Sect1" text:name="crayon-5a622294354e9113575130">
        <text:p text:style-name="P126">shred -zvu -n "arquivo"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7">1</text:p>
            </table:table-cell>
            <table:table-cell table:style-name="Table1.A1" office:value-type="string">
              <text:section text:style-name="Sect1" text:name="crayon-5a622294354e9113575130-1">
                <text:p text:style-name="Table_20_Contents">shred -zvu -n "arquivo"</text:p>
              </text:section>
            </table:table-cell>
          </table:table-row>
        </table:table>
      </text:section>
      <text:p text:style-name="Heading_20_3"><text:bookmark text:name="e7a0"/><text:span text:style-name="Strong_20_Emphasis">2. Wipe</text:span></text:p>
      <text:p text:style-name="Text_20_body"><text:bookmark text:name="b0ca"/>Wipe é um utilitário que apaga permanentemente arquivos e diretórios em discos magnéticos e SSD.</text:p>
      <text:section text:style-name="Sect1" text:name="crayon-5a622294354fb476927762">
        <text:p text:style-name="P126">sudo apt-get install wipe wipe -rfi "diretorio" # para pastas wipe "arquivo" # para arquivos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27">1</text:p>
              <text:p text:style-name="P127">2</text:p>
              <text:p text:style-name="P127">3</text:p>
            </table:table-cell>
            <table:table-cell table:style-name="Table2.A1" office:value-type="string">
              <text:section text:style-name="Sect1" text:name="crayon-5a622294354fb476927762-1">
                <text:p text:style-name="Table_20_Contents">sudo apt-get install wipe</text:p>
              </text:section>
              <text:section text:style-name="Sect1" text:name="crayon-5a622294354fb476927762-2">
                <text:p text:style-name="Table_20_Contents">wipe -rfi "diretorio" # para pastas</text:p>
              </text:section>
              <text:section text:style-name="Sect1" text:name="crayon-5a622294354fb476927762-3">
                <text:p text:style-name="Table_20_Contents">wipe "arquivo" # para arquivos</text:p>
              </text:section>
            </table:table-cell>
          </table:table-row>
        </table:table>
      </text:section>
      <text:p text:style-name="Heading_20_3"><text:bookmark text:name="49d1"/><text:span text:style-name="Strong_20_Emphasis">3. Srm (Secure rm)</text:span></text:p>
      <text:p text:style-name="Text_20_body"><text:bookmark text:name="df81"/>Srm é uma ferramenta que faz parte do conjunto secure-delete. Seu funcionamento é similar ao comando rm junto com shred.</text:p>
      <text:section text:style-name="Sect1" text:name="crayon-5a622294354fe329921607">
        <text:p text:style-name="P126">sudo apt-get install secure-delete sudo srm "arquivo"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127">1</text:p>
              <text:p text:style-name="P127">2</text:p>
            </table:table-cell>
            <table:table-cell table:style-name="Table3.A1" office:value-type="string">
              <text:section text:style-name="Sect1" text:name="crayon-5a622294354fe329921607-1">
                <text:p text:style-name="Table_20_Contents">sudo apt-get install secure-delete</text:p>
              </text:section>
              <text:section text:style-name="Sect1" text:name="crayon-5a622294354fe329921607-2">
                <text:p text:style-name="Table_20_Contents">sudo srm "arquivo"</text:p>
              </text:section>
            </table:table-cell>
          </table:table-row>
        </table:table>
      </text:section>
      <text:p text:style-name="Heading_20_3"><text:bookmark text:name="e58e"/><text:span text:style-name="Strong_20_Emphasis">4. Sfill (Secure Free Disk and Inode Space Wiper)</text:span></text:p>
      <text:p text:style-name="Text_20_body"><text:bookmark text:name="939e"/>Outra ferramenta do conjunto secure-delete. Preenche o espaço disponível na partiação com dados aleatórios, impossibilitando a recuperação dos arquivos deletados.</text:p>
      <text:section text:style-name="Sect1" text:name="crayon-5a622294354ff265552758">
        <text:p text:style-name="P126">sudo apt-get install secure-delete sudo sfill -v "diretorio" # ou "ponto de montagem"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27">1</text:p>
              <text:p text:style-name="P127">2</text:p>
            </table:table-cell>
            <table:table-cell table:style-name="Table4.A1" office:value-type="string">
              <text:section text:style-name="Sect1" text:name="crayon-5a622294354ff265552758-1">
                <text:p text:style-name="Table_20_Contents">sudo apt-get install secure-delete</text:p>
              </text:section>
              <text:section text:style-name="Sect1" text:name="crayon-5a622294354ff265552758-2">
                <text:p text:style-name="Table_20_Contents">sudo sfill -v "diretorio" # ou "ponto de montagem"</text:p>
              </text:section>
            </table:table-cell>
          </table:table-row>
        </table:table>
      </text:section>
      <text:p text:style-name="Heading_20_3"><text:bookmark text:name="52ac"/><text:span text:style-name="Strong_20_Emphasis">5. Sdmen (Secure Memory Wiper)</text:span></text:p>
      <text:p text:style-name="Text_20_body"><text:bookmark text:name="95c0"/>Mais uma ferramenta que pertence ao secure-delete. Sua função é remover dados presentes na memória RAM.</text:p>
      <text:section text:style-name="Sect1" text:name="crayon-5a62229435501137021668">
        <text:p text:style-name="P126">sudo apt-get install secure-delete sudo sdmem -f -v</text:p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127">1</text:p>
              <text:p text:style-name="P127">2</text:p>
            </table:table-cell>
            <table:table-cell table:style-name="Table5.A1" office:value-type="string">
              <text:section text:style-name="Sect1" text:name="crayon-5a62229435501137021668-1">
                <text:p text:style-name="Table_20_Contents">sudo apt-get install secure-delete</text:p>
              </text:section>
              <text:section text:style-name="Sect1" text:name="crayon-5a62229435501137021668-2">
                <text:p text:style-name="Table_20_Contents">sudo sdmem -f -v</text:p>
              </text:section>
            </table:table-cell>
          </table:table-row>
        </table:table>
      </text:section>
      <text:p text:style-name="Heading_20_3"><text:bookmark text:name="1e57"/>Conclusão</text:p>
      <text:p text:style-name="Text_20_body"><text:bookmark text:name="36ae"/>Particularmente gosto de remover meus arquivos de forma permanente sempre que troco de <text:soft-page-break/>máquina. Se você preza pela segurança dos seus dados, sugiro que faça isso também. Ficou alguma dúvida ou ter alguma coisa a acrescentar? Aproveite os campos abaixo! Para terminar, vou deixar alguns links para estudo:</text:p>
      <text:p text:style-name="Text_20_body"><text:bookmark text:name="ce4a"/><text:a xlink:type="simple" xlink:href="https://linux.die.net/man/1/shred" office:target-frame-name="_blank" xlink:show="new" text:style-name="Internet_20_link" text:visited-style-name="Visited_20_Internet_20_Link">https://linux.die.net/man/1/shred</text:a><text:line-break/><text:a xlink:type="simple" xlink:href="https://wipe.sourceforge.net/" office:target-frame-name="_blank" xlink:show="new" text:style-name="Internet_20_link" text:visited-style-name="Visited_20_Internet_20_Link">https://wipe.sourceforge.net/</text:a><text:line-break/><text:a xlink:type="simple" xlink:href="https://srm.sourceforge.net/" office:target-frame-name="_blank" xlink:show="new" text:style-name="Internet_20_link" text:visited-style-name="Visited_20_Internet_20_Link">https://srm.sourceforge.net/</text:a><text:line-break/><text:a xlink:type="simple" xlink:href="https://manpages.ubuntu.com/manpages/precise/man1/sfill.1.html" office:target-frame-name="_blank" xlink:show="new" text:style-name="Internet_20_link" text:visited-style-name="Visited_20_Internet_20_Link">https://manpages.ubuntu.com/manpages/precise/man1/sfill.1.html</text:a><text:line-break/><text:a xlink:type="simple" xlink:href="https://www.linuxcertif.com/man/1/sdmem/" office:target-frame-name="_blank" xlink:show="new" text:style-name="Internet_20_link" text:visited-style-name="Visited_20_Internet_20_Link">https://www.linuxcertif.com/man/1/sdmem/</text:a></text:p>
      <text:p text:style-name="P113"/>
      <text:p text:style-name="P113">Encfs, que permite criar diretórios criptografados.</text:p>
      <text:p text:style-name="P113">watch out with frequency</text:p>
      <text:p text:style-name="P113"/>
      <text:p text:style-name="P113"/>
      <text:p text:style-name="P113">descobrir ponto de montagem: df</text:p>
      <text:p text:style-name="P113">deletar rastros:</text:p>
      <text:p text:style-name="P113">sudo sfill -v "/dev/sda1" </text:p>
      <text:p text:style-name="P113"/>
      <text:p text:style-name="P116">Install mysql client in a virtual machine</text:p>
      <text:p text:style-name="P123">pip install mysqlclient</text:p>
      <text:p text:style-name="P1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Hindi1" svg:font-family="'Lohit Hindi'"/>
    <style:font-face style:name="Monospace1" svg:font-family="Monospace"/>
    <style:font-face style:name="Verdana" svg:font-family="Verdana, sans-serif"/>
    <style:font-face style:name="andale mono" svg:font-family="'andale mono', 'lucida console', monospace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Title" style:family="paragraph" style:parent-style-name="Heading" style:class="chapter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o </meta:initial-creator>
    <meta:creation-date>2014-05-08T08:20:16</meta:creation-date>
    <dc:date>2018-09-01T08:45:58.239922226</dc:date>
    <meta:editing-duration>P2DT15H59M52S</meta:editing-duration>
    <meta:editing-cycles>122</meta:editing-cycles>
    <meta:generator>LibreOffice/6.0.3.2$Linux_X86_64 LibreOffice_project/00m0$Build-2</meta:generator>
    <meta:document-statistic meta:table-count="5" meta:image-count="0" meta:object-count="0" meta:page-count="10" meta:paragraph-count="359" meta:word-count="1657" meta:character-count="12369" meta:non-whitespace-character-count="10666"/>
  </office:meta>
</office:document-meta>
</file>